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">
      <style:text-properties style:text-position=""/>
    </style:style>
    <style:style style:name="ce14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0">
      <style:text-properties style:text-position=""/>
    </style:style>
    <style:style style:name="ce143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  <style:text-properties style:text-position=""/>
    </style:style>
    <style:style style:name="ce145" style:family="table-cell" style:parent-style-name="Default" style:data-style-name="N11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ackground-color="#cccccc"/>
      <style:text-properties style:text-position=""/>
    </style:style>
    <style:style style:name="ce152" style:family="table-cell" style:parent-style-name="Default">
      <style:table-cell-properties fo:background-color="#99ff66"/>
      <style:text-properties style:text-position=""/>
    </style:style>
    <style:style style:name="ce153" style:family="table-cell" style:parent-style-name="Default">
      <style:table-cell-properties fo:background-color="#ff9999"/>
      <style:text-properties style:text-position=""/>
    </style:style>
    <style:style style:name="ce154" style:family="table-cell" style:parent-style-name="Default">
      <style:table-cell-properties fo:background-color="#ffcc00"/>
      <style:text-properties style:text-position=""/>
    </style:style>
    <style:style style:name="ce155" style:family="table-cell" style:parent-style-name="Default">
      <style:table-cell-properties fo:background-color="#eeeeee"/>
      <style:text-properties style:text-position=""/>
    </style:style>
    <style:style style:name="ce156" style:family="table-cell" style:parent-style-name="Default"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#c0c0c0"/>
      <style:text-properties style:font-name="Arial"/>
    </style:style>
    <style:style style:name="ce29" style:family="table-cell" style:parent-style-name="Default">
      <style:table-cell-properties fo:background-color="#c0c0c0"/>
      <style:text-properties style:use-window-font-color="true" style:font-name="Arial"/>
    </style:style>
    <style:style style:name="ce30" style:family="table-cell" style:parent-style-name="Default">
      <style:table-cell-properties fo:background-color="transparent"/>
      <style:text-properties style:use-window-font-color="true" style:font-name="Arial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7" style:family="table-cell" style:parent-style-name="Default"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9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ext-properties style:font-name="Arial" fo:font-style="italic" style:font-style-asian="italic" style:font-style-complex="italic"/>
    </style:style>
    <style:style style:name="ce6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6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ffff99"/>
      <style:text-properties style:font-name="Arial"/>
    </style:style>
    <style:style style:name="ce77" style:family="table-cell" style:parent-style-name="Default" style:data-style-name="N4">
      <style:table-cell-properties fo:background-color="transparent"/>
      <style:text-properties style:font-name="Arial"/>
    </style:style>
    <style:style style:name="ce78" style:family="table-cell" style:parent-style-name="Default" style:data-style-name="N4">
      <style:table-cell-properties fo:background-color="#c0c0c0"/>
      <style:text-properties style:font-name="Arial"/>
    </style:style>
    <style:style style:name="ce79" style:family="table-cell" style:parent-style-name="Default" style:data-style-name="N4"/>
    <style:style style:name="ce80" style:family="table-cell" style:parent-style-name="Default" style:data-style-name="N4">
      <style:text-properties style:font-name="Arial"/>
    </style:style>
    <style:style style:name="ce8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83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8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03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104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105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10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8" style:family="table-cell" style:parent-style-name="Default" style:data-style-name="N3"/>
    <style:style style:name="ce109" style:family="table-cell" style:parent-style-name="Default" style:data-style-name="N3">
      <style:text-properties style:font-name="Arial"/>
    </style:style>
    <style:style style:name="ce11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1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2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2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2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2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2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25" style:family="table-cell" style:parent-style-name="Default" style:data-style-name="N4">
      <style:table-cell-properties fo:background-color="#ffff99"/>
    </style:style>
    <style:style style:name="ce126" style:family="table-cell" style:parent-style-name="Default" style:data-style-name="N4">
      <style:table-cell-properties fo:background-color="#c0c0c0"/>
    </style:style>
    <style:style style:name="ce12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8" style:family="table-cell" style:parent-style-name="Default" style:data-style-name="N11">
      <style:table-cell-properties fo:background-color="#ffff99"/>
      <style:text-properties style:font-name="Arial"/>
    </style:style>
    <style:style style:name="ce129" style:family="table-cell" style:parent-style-name="Default" style:data-style-name="N11">
      <style:table-cell-properties fo:background-color="transparent"/>
      <style:text-properties style:font-name="Arial"/>
    </style:style>
    <style:style style:name="ce130" style:family="table-cell" style:parent-style-name="Default" style:data-style-name="N11">
      <style:table-cell-properties fo:background-color="#c0c0c0"/>
      <style:text-properties style:font-name="Arial"/>
    </style:style>
    <style:style style:name="ce131" style:family="table-cell" style:parent-style-name="Default" style:data-style-name="N11"/>
    <style:style style:name="ce132" style:family="table-cell" style:parent-style-name="Default" style:data-style-name="N11">
      <style:text-properties style:font-name="Arial"/>
    </style:style>
    <style:style style:name="ce13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3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3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40" style:family="table-cell" style:parent-style-name="Default"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9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60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62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6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fo:background-color="#83caff"/>
      <style:text-properties style:font-name="Arial"/>
    </style:style>
    <style:style style:name="ce175" style:family="table-cell" style:parent-style-name="Default">
      <style:table-cell-properties fo:background-color="#ffff99"/>
    </style:style>
    <style:style style:name="ce176" style:family="table-cell" style:parent-style-name="Default">
      <style:table-cell-properties fo:background-color="#c0c0c0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 style:data-style-name="N0">
      <style:text-properties fo:font-weight="bold" style:font-weight-asian="bold" style:font-weight-complex="bold"/>
    </style:style>
    <style:style style:name="ce179" style:family="table-cell" style:parent-style-name="Default" style:data-style-name="N0"/>
    <style:style style:name="ce180" style:family="table-cell" style:parent-style-name="Default" style:data-style-name="N11">
      <style:text-properties fo:font-weight="bold" style:font-weight-asian="bold" style:font-weight-complex="bold"/>
    </style:style>
    <style:style style:name="ce181" style:family="table-cell" style:parent-style-name="Default" style:data-style-name="N11">
      <style:table-cell-properties fo:background-color="#ff9999"/>
    </style:style>
    <style:style style:name="ce182" style:family="table-cell" style:parent-style-name="Default" style:data-style-name="N11">
      <style:table-cell-properties fo:background-color="#99ff66"/>
    </style:style>
    <style:style style:name="ce18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fo:background-color="#99ff66"/>
    </style:style>
    <style:style style:name="ce190" style:family="table-cell" style:parent-style-name="Default">
      <style:table-cell-properties fo:background-color="#ff9999"/>
    </style:style>
    <style:style style:name="ce191" style:family="table-cell" style:parent-style-name="Default">
      <style:table-cell-properties fo:background-color="#ffcc00"/>
    </style:style>
    <style:style style:name="ce192" style:family="table-cell" style:parent-style-name="Default">
      <style:table-cell-properties fo:background-color="#eeeeee"/>
    </style:style>
    <style:style style:name="ce193" style:family="table-cell" style:parent-style-name="Default">
      <style:text-properties fo:font-weight="normal" style:font-weight-asian="normal" style:font-weight-complex="normal"/>
    </style:style>
    <style:style style:name="ce19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9"/>
        <table:table-column table:style-name="co23" table:default-cell-style-name="ce25"/>
        <table:table-column table:style-name="co33" table:default-cell-style-name="ce25"/>
        <table:table-column table:style-name="co34" table:default-cell-style-name="ce80"/>
        <table:table-column table:style-name="co22" table:default-cell-style-name="ce25"/>
        <table:table-column table:style-name="co35" table:default-cell-style-name="ce87"/>
        <table:table-column table:style-name="co21" table:default-cell-style-name="ce109"/>
        <table:table-column table:style-name="co22" table:default-cell-style-name="ce119"/>
        <table:table-column table:style-name="co36" table:default-cell-style-name="ce80"/>
        <table:table-column table:style-name="co37" table:default-cell-style-name="ce80"/>
        <table:table-column table:style-name="co38" table:default-cell-style-name="ce132"/>
        <table:table-column table:style-name="co39" table:default-cell-style-name="ce25"/>
        <table:table-column table:style-name="co40" table:default-cell-style-name="ce25"/>
        <table:table-column table:style-name="co41" table:default-cell-style-name="ce140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75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85" office:value-type="string" calcext:value-type="string">
            <text:p>TE</text:p>
          </table:table-cell>
          <table:table-cell table:style-name="ce103" office:value-type="string" calcext:value-type="string">
            <text:p>Max.</text:p>
          </table:table-cell>
          <table:table-cell table:style-name="ce110" office:value-type="string" calcext:value-type="string">
            <text:p>Power</text:p>
          </table:table-cell>
          <table:table-cell table:style-name="ce75" office:value-type="string" calcext:value-type="string">
            <text:p>Fuel</text:p>
          </table:table-cell>
          <table:table-cell table:style-name="ce75" office:value-type="string" calcext:value-type="string">
            <text:p>Fuel cons.</text:p>
          </table:table-cell>
          <table:table-cell table:style-name="ce127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36" office:value-type="string" calcext:value-type="string">
            <text:p>Reference</text:p>
          </table:table-cell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75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85" office:value-type="string" calcext:value-type="string">
            <text:p>kN</text:p>
          </table:table-cell>
          <table:table-cell table:style-name="ce103" office:value-type="string" calcext:value-type="string">
            <text:p>kW</text:p>
          </table:table-cell>
          <table:table-cell table:style-name="ce110" office:value-type="string" calcext:value-type="string">
            <text:p>kW</text:p>
          </table:table-cell>
          <table:table-cell table:style-name="ce75" office:value-type="string" calcext:value-type="string">
            <text:p>kW/h / kG</text:p>
          </table:table-cell>
          <table:table-cell table:style-name="ce75" office:value-type="string" calcext:value-type="string">
            <text:p>kG/hour</text:p>
          </table:table-cell>
          <table:table-cell table:style-name="ce127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7"/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F3]/[.G3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6" office:value-type="float" office:value="4" calcext:value-type="float">
            <text:p>4</text:p>
          </table:table-cell>
          <table:table-cell table:style-name="ce104" table:formula="of:=([.G3]/2.5)*0.7457" office:value-type="string" office:string-value="" calcext:value-type="error">
            <text:p>#VALUE!</text:p>
          </table:table-cell>
          <table:table-cell table:style-name="ce112" office:value-type="float" office:value="8" calcext:value-type="float">
            <text:p>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25" calcext:value-type="float">
            <text:p>25.00</text:p>
          </table:table-cell>
          <table:table-cell table:style-name="ce128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7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6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7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05" table:formula="of:=([.G4]/2.5)*0.7457" office:value-type="float" office:value="17.8968" calcext:value-type="float">
            <text:p>18</text:p>
          </table:table-cell>
          <table:table-cell table:style-name="ce11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24" office:value-type="float" office:value="25" calcext:value-type="float">
            <text:p>25.00</text:p>
          </table:table-cell>
          <table:table-cell table:style-name="ce12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8" office:value-type="float" office:value="48" calcext:value-type="float">
            <text:p>48</text:p>
          </table:table-cell>
          <table:table-cell table:style-name="ce55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6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5]/2.5)*0.7457" office:value-type="float" office:value="41.08807" calcext:value-type="float">
            <text:p>41</text:p>
          </table:table-cell>
          <table:table-cell table:style-name="ce112" office:value-type="float" office:value="12" calcext:value-type="float">
            <text:p>12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30" calcext:value-type="float">
            <text:p>30.00</text:p>
          </table:table-cell>
          <table:table-cell table:style-name="ce128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59" calcext:value-type="float">
            <text:p>59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6]/[.F6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6]/2.5)*0.7457" office:value-type="string" office:string-value="" calcext:value-type="error">
            <text:p>#VALUE!</text:p>
          </table:table-cell>
          <table:table-cell table:style-name="ce114" office:value-type="float" office:value="18" calcext:value-type="float">
            <text:p>1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76" table:formula="of:=['Theoretical extrapol.'.D5]" office:value-type="float" office:value="35.9698456" calcext:value-type="float">
            <text:p>35.97</text:p>
          </table:table-cell>
          <table:table-cell table:style-name="ce128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9 Ahrons</text:p>
          </table:table-cell>
          <table:table-cell table:style-name="ce24" table:number-columns-repeated="1004"/>
          <table:table-cell table:style-name="ce17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7]/[.F7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105" table:formula="of:=([.G7]/2.5)*0.7457" office:value-type="string" office:string-value="" calcext:value-type="error">
            <text:p>#VALUE!</text:p>
          </table:table-cell>
          <table:table-cell table:style-name="ce11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8" office:value-type="float" office:value="5" calcext:value-type="float">
            <text:p>5</text:p>
          </table:table-cell>
          <table:table-cell table:style-name="ce104" table:formula="of:=([.G8]/2.5)*0.7457" office:value-type="string" office:string-value="" calcext:value-type="error">
            <text:p>#VALUE!</text:p>
          </table:table-cell>
          <table:table-cell table:style-name="ce112" office:value-type="float" office:value="37" calcext:value-type="float">
            <text:p>37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5" office:value-type="float" office:value="35.9698456" calcext:value-type="float">
            <text:p>35.97</text:p>
          </table:table-cell>
          <table:table-cell table:style-name="ce128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45" calcext:value-type="float">
            <text:p>4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9]/[.F9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table:style-name="ce89" office:value-type="float" office:value="9" calcext:value-type="float">
            <text:p>9</text:p>
          </table:table-cell>
          <table:table-cell table:style-name="ce105" table:formula="of:=([.G9]/2.5)*0.7457" office:value-type="string" office:string-value="" calcext:value-type="error">
            <text:p>#VALUE!</text:p>
          </table:table-cell>
          <table:table-cell table:style-name="ce115" office:value-type="float" office:value="40" calcext:value-type="float">
            <text:p>40</text:p>
          </table:table-cell>
          <table:table-cell table:style-name="ce120"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10]/[.F10]" office:value-type="string" office:string-value="" calcext:value-type="error">
            <text:p>#VALUE!</text:p>
          </table:table-cell>
          <table:table-cell table:style-name="ce56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05" table:formula="of:=([.G10]/2.5)*0.7457" office:value-type="string" office:string-value="" calcext:value-type="error">
            <text:p>#VALUE!</text:p>
          </table:table-cell>
          <table:table-cell table:style-name="ce115" office:value-type="float" office:value="58" calcext:value-type="float">
            <text:p>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3" office:value-type="string" calcext:value-type="string">
            <text:p>n/a</text:p>
          </table:table-cell>
          <table:table-cell table:style-name="ce51" office:value-type="float" office:value="70" calcext:value-type="float">
            <text:p>7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1]/[.F11]" office:value-type="string" office:string-value="" calcext:value-type="error">
            <text:p>#VALUE!</text:p>
          </table:table-cell>
          <table:table-cell table:style-name="ce57" office:value-type="float" office:value="60" calcext:value-type="float">
            <text:p>60</text:p>
          </table:table-cell>
          <table:table-cell table:style-name="ce90" office:value-type="float" office:value="12" calcext:value-type="float">
            <text:p>12</text:p>
          </table:table-cell>
          <table:table-cell table:style-name="ce105" table:formula="of:=([.G11]/2.5)*0.7457" office:value-type="string" office:string-value="" calcext:value-type="error">
            <text:p>#VALUE!</text:p>
          </table:table-cell>
          <table:table-cell table:style-name="ce115" office:value-type="float" office:value="45" calcext:value-type="float">
            <text:p>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7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05" table:formula="of:=([.G12]/2.5)*0.7457" office:value-type="float" office:value="406.55564" calcext:value-type="float">
            <text:p>407</text:p>
          </table:table-cell>
          <table:table-cell table:style-name="ce115" office:value-type="float" office:value="70" calcext:value-type="float">
            <text:p>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6" table:formula="of:=[.G13]/[.F13]" office:value-type="float" office:value="67.5238095238095" calcext:value-type="float">
            <text:p>67.52</text:p>
          </table:table-cell>
          <table:table-cell table:style-name="ce81" office:value-type="float" office:value="75" calcext:value-type="float">
            <text:p>75</text:p>
          </table:table-cell>
          <table:table-cell table:style-name="ce88" office:value-type="float" office:value="15" calcext:value-type="float">
            <text:p>15</text:p>
          </table:table-cell>
          <table:table-cell table:style-name="ce104" table:formula="of:=([.G13]/2.5)*0.7457" office:value-type="float" office:value="211.48052" calcext:value-type="float">
            <text:p>211</text:p>
          </table:table-cell>
          <table:table-cell table:style-name="ce112" office:value-type="float" office:value="83" calcext:value-type="float">
            <text:p>8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46" calcext:value-type="float">
            <text:p>1846</text:p>
          </table:table-cell>
          <table:table-cell table:style-name="ce28" office:value-type="string" calcext:value-type="string">
            <text:p>LBSCR Gray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50" calcext:value-type="float">
            <text:p>750</text:p>
          </table:table-cell>
          <table:table-cell table:style-name="ce78" table:formula="of:=[.G14]/[.F14]" office:value-type="float" office:value="62.5" calcext:value-type="float">
            <text:p>62.50</text:p>
          </table:table-cell>
          <table:table-cell table:style-name="ce82" office:value-type="float" office:value="100" calcext:value-type="float">
            <text:p>100</text:p>
          </table:table-cell>
          <table:table-cell table:style-name="ce91" office:value-type="float" office:value="16" calcext:value-type="float">
            <text:p>16</text:p>
          </table:table-cell>
          <table:table-cell table:style-name="ce106" table:formula="of:=([.G14]/2.5)*0.7457" office:value-type="float" office:value="223.71" calcext:value-type="float">
            <text:p>224</text:p>
          </table:table-cell>
          <table:table-cell table:style-name="ce116" table:formula="of:=MIN(([.F14]*[.N14])*[.M14]*[.O14];[.K14])" office:value-type="float" office:value="88.122463934369" calcext:value-type="float">
            <text:p>8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76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47" calcext:value-type="float">
            <text:p>1847</text:p>
          </table:table-cell>
          <table:table-cell table:style-name="ce28" office:value-type="string" calcext:value-type="string">
            <text:p>GNR Wilso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5" calcext:value-type="float">
            <text:p>105</text:p>
          </table:table-cell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800" calcext:value-type="float">
            <text:p>800</text:p>
          </table:table-cell>
          <table:table-cell table:style-name="ce78" office:value-type="string" calcext:value-type="string">
            <text:p>n/a</text:p>
          </table:table-cell>
          <table:table-cell table:style-name="ce82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office:value-type="string" calcext:value-type="string">
            <text:p>n/a</text:p>
          </table:table-cell>
          <table:table-cell table:style-name="ce116" table:formula="of:=MIN(([.F15]*[.N15])*[.M15]*[.O15];[.K15])" office:value-type="float" office:value="97.1408447463658" calcext:value-type="float">
            <text:p>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9" calcext:value-type="percentage">
            <text:p>2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elegantsteam.com/GNR%202-2-2_1847.html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55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6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8" calcext:value-type="float">
            <text:p>28</text:p>
          </table:table-cell>
          <table:table-cell table:style-name="ce104" table:formula="of:=([.G16]/2.5)*0.7457" office:value-type="float" office:value="238.624" calcext:value-type="float">
            <text:p>239</text:p>
          </table:table-cell>
          <table:table-cell table:style-name="ce112" office:value-type="float" office:value="98" calcext:value-type="float">
            <text:p>98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6" table:formula="of:=[.G17]/[.F17]" office:value-type="float" office:value="76.4028776978417" calcext:value-type="float">
            <text:p>76.40</text:p>
          </table:table-cell>
          <table:table-cell table:style-name="ce44" office:value-type="float" office:value="100" calcext:value-type="float">
            <text:p>100</text:p>
          </table:table-cell>
          <table:table-cell table:style-name="ce88" office:value-type="float" office:value="21" calcext:value-type="float">
            <text:p>21</text:p>
          </table:table-cell>
          <table:table-cell table:style-name="ce104" table:formula="of:=([.G17]/2.5)*0.7457" office:value-type="float" office:value="316.77336" calcext:value-type="float">
            <text:p>317</text:p>
          </table:table-cell>
          <table:table-cell table:style-name="ce112" office:value-type="float" office:value="140" calcext:value-type="float">
            <text:p>14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50.575508" calcext:value-type="float">
            <text:p>50.58</text:p>
          </table:table-cell>
          <table:table-cell table:style-name="ce128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7" table:formula="of:=[.G18]/[.F18]" office:value-type="float" office:value="108.301886792453" calcext:value-type="float">
            <text:p>108.30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5" table:formula="of:=([.G18]/2.5)*0.7457" office:value-type="float" office:value="342.42544" calcext:value-type="float">
            <text:p>342</text:p>
          </table:table-cell>
          <table:table-cell table:style-name="ce117" table:formula="of:=MIN(([.F18]*[.N18])*[.M18]*[.O18];[.K18])" office:value-type="float" office:value="85.5222622928235" calcext:value-type="float">
            <text:p>8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9]/[.F19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19]/2.5)*0.7457" office:value-type="string" office:string-value="" calcext:value-type="error">
            <text:p>#VALUE!</text:p>
          </table:table-cell>
          <table:table-cell table:style-name="ce115" office:value-type="float" office:value="80" calcext:value-type="float">
            <text:p>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1" calcext:value-type="float">
            <text:p>1851</text:p>
          </table:table-cell>
          <table:table-cell table:style-name="ce29" office:value-type="string" calcext:value-type="string">
            <text:p>GNR Hawthorn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10" calcext:value-type="float">
            <text:p>110</text:p>
          </table:table-cell>
          <table:table-cell table:style-name="ce59" office:value-type="float" office:value="13.64" calcext:value-type="float">
            <text:p>13.64</text:p>
          </table:table-cell>
          <table:table-cell table:style-name="ce59" office:value-type="float" office:value="988.4" calcext:value-type="float">
            <text:p>988.4</text:p>
          </table:table-cell>
          <table:table-cell table:style-name="ce78" table:formula="of:=[.G20]/[.F20]" office:value-type="float" office:value="72.4633431085044" calcext:value-type="float">
            <text:p>72.46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35" calcext:value-type="float">
            <text:p>35</text:p>
          </table:table-cell>
          <table:table-cell table:style-name="ce106" table:formula="of:=([.G20]/2.5)*0.7457" office:value-type="float" office:value="294.819952" calcext:value-type="float">
            <text:p>295</text:p>
          </table:table-cell>
          <table:table-cell table:style-name="ce116" table:formula="of:=MIN(([.F20]*[.N20])*[.M20]*[.O20];[.K20])" office:value-type="float" office:value="111.914645763426" calcext:value-type="float">
            <text:p>11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" calcext:value-type="percentage">
            <text:p>3.0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93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60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6" table:formula="of:=[.G21]/[.F21]" office:value-type="float" office:value="80.4722222222222" calcext:value-type="float">
            <text:p>80.47</text:p>
          </table:table-cell>
          <table:table-cell table:style-name="ce84" office:value-type="float" office:value="120" calcext:value-type="float">
            <text:p>120</text:p>
          </table:table-cell>
          <table:table-cell table:style-name="ce88" office:value-type="float" office:value="26" calcext:value-type="float">
            <text:p>26</text:p>
          </table:table-cell>
          <table:table-cell table:style-name="ce104" table:formula="of:=([.G21]/2.5)*0.7457" office:value-type="float" office:value="432.05858" calcext:value-type="float">
            <text:p>432</text:p>
          </table:table-cell>
          <table:table-cell table:style-name="ce112" office:value-type="float" office:value="160" calcext:value-type="float">
            <text:p>16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42.2657025" calcext:value-type="float">
            <text:p>42.27</text:p>
          </table:table-cell>
          <table:table-cell table:style-name="ce128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7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105" table:formula="of:=([.G22]/2.5)*0.7457" office:value-type="float" office:value="394.25159" calcext:value-type="float">
            <text:p>394</text:p>
          </table:table-cell>
          <table:table-cell table:style-name="ce117" table:formula="of:=MIN(([.F22]*[.N22])*[.M22]*[.O22];[.K22])" office:value-type="float" office:value="102.809541256764" calcext:value-type="float">
            <text:p>1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3]/[.F23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23]/2.5)*0.7457" office:value-type="string" office:string-value="" calcext:value-type="error">
            <text:p>#VALUE!</text:p>
          </table:table-cell>
          <table:table-cell table:style-name="ce115" office:value-type="float" office:value="100" calcext:value-type="float">
            <text:p>1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7" table:formula="of:=[.G24]/[.F24]" office:value-type="string" office:string-value="" calcext:value-type="error">
            <text:p>#VALUE!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105" table:formula="of:=([.G24]/2.5)*0.7457" office:value-type="float" office:value="321.84412" calcext:value-type="float">
            <text:p>322</text:p>
          </table:table-cell>
          <table:table-cell table:style-name="ce115" office:value-type="float" office:value="154" calcext:value-type="float">
            <text:p>15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8" office:value-type="float" office:value="1852" calcext:value-type="float">
            <text:p>1852</text:p>
          </table:table-cell>
          <table:table-cell table:style-name="ce28" office:value-type="string" calcext:value-type="string">
            <text:p>LNWR Extra Large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0" calcext:value-type="float">
            <text:p>90</text:p>
          </table:table-cell>
          <table:table-cell table:style-name="ce52" office:value-type="float" office:value="115" calcext:value-type="float">
            <text:p>115</text:p>
          </table:table-cell>
          <table:table-cell table:style-name="ce61" office:value-type="float" office:value="23.5" calcext:value-type="float">
            <text:p>23.5</text:p>
          </table:table-cell>
          <table:table-cell table:style-name="ce28" office:value-type="float" office:value="1231.75" calcext:value-type="float">
            <text:p>1231.75</text:p>
          </table:table-cell>
          <table:table-cell table:style-name="ce78" table:formula="of:=[.G25]/[.F25]" office:value-type="float" office:value="52.4148936170213" calcext:value-type="float">
            <text:p>52.41</text:p>
          </table:table-cell>
          <table:table-cell table:style-name="ce58" office:value-type="float" office:value="150" calcext:value-type="float">
            <text:p>150</text:p>
          </table:table-cell>
          <table:table-cell table:style-name="ce91" office:value-type="float" office:value="35" calcext:value-type="float">
            <text:p>35</text:p>
          </table:table-cell>
          <table:table-cell table:style-name="ce106" table:formula="of:=([.G25]/2.5)*0.7457" office:value-type="float" office:value="367.40639" calcext:value-type="float">
            <text:p>367</text:p>
          </table:table-cell>
          <table:table-cell table:style-name="ce116" table:formula="of:=MIN(([.F25]*[.N25])*[.M25]*[.O25];[.K25])" office:value-type="float" office:value="197.498269098507" calcext:value-type="float">
            <text:p>1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45" calcext:value-type="percentage">
            <text:p>2.45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53" calcext:value-type="float">
            <text:p>1853</text:p>
          </table:table-cell>
          <table:table-cell table:style-name="ce28" office:value-type="string" calcext:value-type="string">
            <text:p>LNWR Small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3" calcext:value-type="float">
            <text:p>13</text:p>
          </table:table-cell>
          <table:table-cell table:style-name="ce58" office:value-type="float" office:value="1000" calcext:value-type="float">
            <text:p>1000</text:p>
          </table:table-cell>
          <table:table-cell table:style-name="ce78" table:formula="of:=[.G26]/[.F26]" office:value-type="float" office:value="76.9230769230769" calcext:value-type="float">
            <text:p>76.92</text:p>
          </table:table-cell>
          <table:table-cell table:style-name="ce58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table:formula="of:=([.G26]/2.5)*0.7457" office:value-type="float" office:value="298.28" calcext:value-type="float">
            <text:p>298</text:p>
          </table:table-cell>
          <table:table-cell table:style-name="ce116" table:formula="of:=MIN(([.F26]*[.N26])*[.M26]*[.O26];[.K26])" office:value-type="float" office:value="127.091808425526" calcext:value-type="float">
            <text:p>12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2" calcext:value-type="float">
            <text:p>92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7]/[.F27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0" office:value-type="float" office:value="30" calcext:value-type="float">
            <text:p>30</text:p>
          </table:table-cell>
          <table:table-cell table:style-name="ce105" table:formula="of:=([.G27]/2.5)*0.7457" office:value-type="string" office:string-value="" calcext:value-type="error">
            <text:p>#VALUE!</text:p>
          </table:table-cell>
          <table:table-cell table:style-name="ce115" office:value-type="float" office:value="117" calcext:value-type="float">
            <text:p>1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n/a</text:p>
          </table:table-cell>
          <table:table-cell table:style-name="ce64" office:value-type="float" office:value="675" calcext:value-type="float">
            <text:p>675</text:p>
          </table:table-cell>
          <table:table-cell table:style-name="ce77" table:formula="of:=[.G28]/[.F28]" office:value-type="string" office:string-value="" calcext:value-type="error">
            <text:p>#VALUE!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105" table:formula="of:=([.G28]/2.5)*0.7457" office:value-type="float" office:value="201.339" calcext:value-type="float">
            <text:p>201</text:p>
          </table:table-cell>
          <table:table-cell table:style-name="ce117" table:formula="of:=([.L24]/[.K24])*[.K28]" office:value-type="float" office:value="96.339202965709" calcext:value-type="float">
            <text:p>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9]/[.F29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5" calcext:value-type="float">
            <text:p>35</text:p>
          </table:table-cell>
          <table:table-cell table:style-name="ce105" table:formula="of:=([.G29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5" calcext:value-type="float">
            <text:p>9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0]/[.F30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30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style-name="ce56" office:value-type="string" calcext:value-type="string">
            <text:p>n/a</text:p>
          </table:table-cell>
          <table:table-cell table:style-name="ce57" office:value-type="float" office:value="859" calcext:value-type="float">
            <text:p>859</text:p>
          </table:table-cell>
          <table:table-cell table:style-name="ce77" table:formula="of:=[.G31]/[.F31]" office:value-type="string" office:string-value="" calcext:value-type="error">
            <text:p>#VALUE!</text:p>
          </table:table-cell>
          <table:table-cell table:style-name="ce43" office:value-type="float" office:value="110" calcext:value-type="float">
            <text:p>110</text:p>
          </table:table-cell>
          <table:table-cell table:style-name="ce92" office:value-type="float" office:value="26" calcext:value-type="float">
            <text:p>26</text:p>
          </table:table-cell>
          <table:table-cell table:style-name="ce105" table:formula="of:=([.G31]/2.5)*0.7457" office:value-type="float" office:value="256.22252" calcext:value-type="float">
            <text:p>256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5" calcext:value-type="float">
            <text:p>1855</text:p>
          </table:table-cell>
          <table:table-cell table:style-name="ce29" office:value-type="string" calcext:value-type="string">
            <text:p>GNR Sturrock coupled</text:p>
          </table:table-cell>
          <table:table-cell table:style-name="ce39" office:value-type="string" calcext:value-type="string">
            <text:p>2-4-0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00" calcext:value-type="float">
            <text:p>100</text:p>
          </table:table-cell>
          <table:table-cell table:style-name="ce61" office:value-type="float" office:value="16.5" calcext:value-type="float">
            <text:p>16.5</text:p>
          </table:table-cell>
          <table:table-cell table:style-name="ce74" office:value-type="float" office:value="982" calcext:value-type="float">
            <text:p>982</text:p>
          </table:table-cell>
          <table:table-cell table:style-name="ce78" table:formula="of:=[.G32]/[.F32]" office:value-type="float" office:value="59.5151515151515" calcext:value-type="float">
            <text:p>59.52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42" calcext:value-type="float">
            <text:p>42</text:p>
          </table:table-cell>
          <table:table-cell table:style-name="ce106" table:formula="of:=([.G32]/2.5)*0.7457" office:value-type="float" office:value="292.91096" calcext:value-type="float">
            <text:p>293</text:p>
          </table:table-cell>
          <table:table-cell table:style-name="ce116" table:formula="of:=MIN(([.F32]*[.N32])*[.M32]*[.O32];[.K32])" office:value-type="float" office:value="165.615624980554" calcext:value-type="float">
            <text:p>16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67" calcext:value-type="percentage">
            <text:p>3.6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116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3]/[.F33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9" calcext:value-type="float">
            <text:p>29</text:p>
          </table:table-cell>
          <table:table-cell table:style-name="ce105" table:formula="of:=([.G33]/2.5)*0.7457" office:value-type="string" office:string-value="" calcext:value-type="error">
            <text:p>#VALUE!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4]/[.F34]" office:value-type="string" office:string-value="" calcext:value-type="error">
            <text:p>#VALUE!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105" table:formula="of:=([.G34]/2.5)*0.7457" office:value-type="string" office:string-value="" calcext:value-type="error">
            <text:p>#VALUE!</text:p>
          </table:table-cell>
          <table:table-cell table:style-name="ce115" office:value-type="float" office:value="156" calcext:value-type="float">
            <text:p>1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7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105" table:formula="of:=([.G35]/2.5)*0.7457" office:value-type="float" office:value="320.35272" calcext:value-type="float">
            <text:p>320</text:p>
          </table:table-cell>
          <table:table-cell table:style-name="ce117" table:formula="of:=MIN(([.F35]*[.N35])*[.M35]*[.O35];[.K35])" office:value-type="float" office:value="167.432681475301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6]/[.F36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2" calcext:value-type="float">
            <text:p>32</text:p>
          </table:table-cell>
          <table:table-cell table:style-name="ce105" table:formula="of:=([.G36]/2.5)*0.7457" office:value-type="string" office:string-value="" calcext:value-type="error">
            <text:p>#VALUE!</text:p>
          </table:table-cell>
          <table:table-cell table:style-name="ce117" office:value-type="float" office:value="89" calcext:value-type="float">
            <text:p>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80" calcext:value-type="float">
            <text:p>880</text:p>
          </table:table-cell>
          <table:table-cell table:style-name="ce77" table:formula="of:=[.G37]/[.F37]" office:value-type="float" office:value="62.8571428571429" calcext:value-type="float">
            <text:p>62.8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7" calcext:value-type="float">
            <text:p>47</text:p>
          </table:table-cell>
          <table:table-cell table:style-name="ce105" table:formula="of:=([.G37]/2.5)*0.7457" office:value-type="float" office:value="262.4864" calcext:value-type="float">
            <text:p>262</text:p>
          </table:table-cell>
          <table:table-cell table:style-name="ce117" table:formula="of:=MIN(([.F37]*[.N37])*[.M37]*[.O37];[.K37])" office:value-type="float" office:value="135.275712179952" calcext:value-type="float">
            <text:p>13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6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38]/2.5)*0.7457" office:value-type="float" office:value="327.51144" calcext:value-type="float">
            <text:p>328</text:p>
          </table:table-cell>
          <table:table-cell table:style-name="ce112" office:value-type="float" office:value="173" calcext:value-type="float">
            <text:p>17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" calcext:value-type="float">
            <text:p>36.29</text:p>
          </table:table-cell>
          <table:table-cell table:style-name="ce128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60" calcext:value-type="float">
            <text:p>1860</text:p>
          </table:table-cell>
          <table:table-cell table:style-name="ce28" office:value-type="string" calcext:value-type="string">
            <text:p>GNR Sturrock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15" calcext:value-type="float">
            <text:p>1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60" calcext:value-type="float">
            <text:p>1060</text:p>
          </table:table-cell>
          <table:table-cell table:style-name="ce78" table:formula="of:=[.G39]/[.F39]" office:value-type="float" office:value="50.4761904761905" calcext:value-type="float">
            <text:p>50.48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1" calcext:value-type="float">
            <text:p>41</text:p>
          </table:table-cell>
          <table:table-cell table:style-name="ce106" table:formula="of:=([.G39]/2.5)*0.7457" office:value-type="float" office:value="316.1768" calcext:value-type="float">
            <text:p>316</text:p>
          </table:table-cell>
          <table:table-cell table:style-name="ce116" table:formula="of:=MIN(([.F39]*[.N39])*[.M39]*[.O39];[.K39])" office:value-type="float" office:value="200.86356147735" calcext:value-type="float">
            <text:p>20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6" calcext:value-type="percentage">
            <text:p>3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1" calcext:value-type="float">
            <text:p>1861</text:p>
          </table:table-cell>
          <table:table-cell table:style-name="ce28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1.5" calcext:value-type="float">
            <text:p>91.5</text:p>
          </table:table-cell>
          <table:table-cell table:style-name="ce52" office:value-type="float" office:value="117" calcext:value-type="float">
            <text:p>117</text:p>
          </table:table-cell>
          <table:table-cell table:style-name="ce62" office:value-type="float" office:value="25" calcext:value-type="float">
            <text:p>25</text:p>
          </table:table-cell>
          <table:table-cell table:style-name="ce45" office:value-type="float" office:value="1222.8" calcext:value-type="float">
            <text:p>1222.8</text:p>
          </table:table-cell>
          <table:table-cell table:style-name="ce78" table:formula="of:=[.G40]/[.F40]" office:value-type="float" office:value="48.912" calcext:value-type="float">
            <text:p>48.91</text:p>
          </table:table-cell>
          <table:table-cell table:style-name="ce45" office:value-type="float" office:value="120" calcext:value-type="float">
            <text:p>120</text:p>
          </table:table-cell>
          <table:table-cell table:style-name="ce91" office:value-type="float" office:value="37" calcext:value-type="float">
            <text:p>37</text:p>
          </table:table-cell>
          <table:table-cell table:style-name="ce106" table:formula="of:=([.G40]/2.5)*0.7457" office:value-type="float" office:value="364.736784" calcext:value-type="float">
            <text:p>365</text:p>
          </table:table-cell>
          <table:table-cell table:style-name="ce116" table:formula="of:=MIN(([.F40]*[.N40])*[.M40]*[.O40];[.K40])" office:value-type="float" office:value="205.911719768447" calcext:value-type="float">
            <text:p>20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1" calcext:value-type="percentage">
            <text:p>3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14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850" calcext:value-type="float">
            <text:p>850</text:p>
          </table:table-cell>
          <table:table-cell table:style-name="ce77" table:formula="of:=[.G41]/[.F41]" office:value-type="float" office:value="85" calcext:value-type="float">
            <text:p>85.00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105" table:formula="of:=([.G41]/2.5)*0.7457" office:value-type="float" office:value="253.538" calcext:value-type="float">
            <text:p>254</text:p>
          </table:table-cell>
          <table:table-cell table:style-name="ce117" table:formula="of:=MIN(([.F41]*[.N41])*[.M41]*[.O41];[.K41])" office:value-type="float" office:value="100.963165821948" calcext:value-type="float">
            <text:p>1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51" office:value-type="float" office:value="112" calcext:value-type="float">
            <text:p>112</text:p>
          </table:table-cell>
          <table:table-cell table:style-name="ce63" office:value-type="float" office:value="14.96" calcext:value-type="float">
            <text:p>14.96</text:p>
          </table:table-cell>
          <table:table-cell table:style-name="ce65" office:value-type="float" office:value="1004" calcext:value-type="float">
            <text:p>1004</text:p>
          </table:table-cell>
          <table:table-cell table:style-name="ce77" table:formula="of:=[.G42]/[.F42]" office:value-type="float" office:value="67.1122994652406" calcext:value-type="float">
            <text:p>67.11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42]/2.5)*0.7457" office:value-type="float" office:value="299.47312" calcext:value-type="float">
            <text:p>299</text:p>
          </table:table-cell>
          <table:table-cell table:style-name="ce117" table:formula="of:=MIN(([.F42]*[.N42])*[.M42]*[.O42];[.K42])" office:value-type="float" office:value="169.607399591108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8" office:value-type="float" office:value="45" calcext:value-type="float">
            <text:p>4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55" calcext:value-type="float">
            <text:p>155</text:p>
          </table:table-cell>
          <table:table-cell table:style-name="ce76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8" office:value-type="float" office:value="17" calcext:value-type="float">
            <text:p>17</text:p>
          </table:table-cell>
          <table:table-cell table:style-name="ce104" table:formula="of:=([.G43]/2.5)*0.7457" office:value-type="float" office:value="46.2334" calcext:value-type="float">
            <text:p>46</text:p>
          </table:table-cell>
          <table:table-cell table:style-name="ce114" office:value-type="float" office:value="14" calcext:value-type="float">
            <text:p>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1.75144" calcext:value-type="float">
            <text:p>31.75</text:p>
          </table:table-cell>
          <table:table-cell table:style-name="ce128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105" table:formula="of:=([.G44]/2.5)*0.7457" office:value-type="float" office:value="328.70456" calcext:value-type="float">
            <text:p>329</text:p>
          </table:table-cell>
          <table:table-cell table:style-name="ce117" table:formula="of:=MIN(([.F44]*[.N44])*[.M44]*[.O44];[.K44])" office:value-type="float" office:value="174.336712108355" calcext:value-type="float">
            <text:p>17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4" office:value-type="float" office:value="27.5" calcext:value-type="float">
            <text:p>27.5</text:p>
          </table:table-cell>
          <table:table-cell table:style-name="ce64" office:value-type="float" office:value="1192" calcext:value-type="float">
            <text:p>1192</text:p>
          </table:table-cell>
          <table:table-cell table:style-name="ce77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45]/2.5)*0.7457" office:value-type="float" office:value="355.54976" calcext:value-type="float">
            <text:p>356</text:p>
          </table:table-cell>
          <table:table-cell table:style-name="ce117" table:formula="of:=MIN(([.F45]*[.N45])*[.M45]*[.O45];[.K45])" office:value-type="float" office:value="272.806019562904" calcext:value-type="float">
            <text:p>2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style-name="ce43" office:value-type="float" office:value="14" calcext:value-type="float">
            <text:p>14</text:p>
          </table:table-cell>
          <table:table-cell table:style-name="ce65" office:value-type="float" office:value="859" calcext:value-type="float">
            <text:p>859</text:p>
          </table:table-cell>
          <table:table-cell table:style-name="ce77" table:formula="of:=[.G46]/[.F46]" office:value-type="float" office:value="61.3571428571429" calcext:value-type="float">
            <text:p>61.3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7" calcext:value-type="float">
            <text:p>37</text:p>
          </table:table-cell>
          <table:table-cell table:style-name="ce105" table:formula="of:=([.G46]/2.5)*0.7457" office:value-type="float" office:value="256.22252" calcext:value-type="float">
            <text:p>256</text:p>
          </table:table-cell>
          <table:table-cell table:style-name="ce117" table:formula="of:=MIN(([.F46]*[.N46])*[.M46]*[.O46];[.K46])" office:value-type="float" office:value="148.787823316556" calcext:value-type="float">
            <text:p>14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3" calcext:value-type="float">
            <text:p>8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73" calcext:value-type="float">
            <text:p>1273</text:p>
          </table:table-cell>
          <table:table-cell table:style-name="ce77" table:formula="of:=[.G47]/[.F47]" office:value-type="float" office:value="90.9285714285714" calcext:value-type="float">
            <text:p>90.93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47]/2.5)*0.7457" office:value-type="float" office:value="379.71044" calcext:value-type="float">
            <text:p>380</text:p>
          </table:table-cell>
          <table:table-cell table:style-name="ce117" table:formula="of:=MIN(([.F47]*[.N47])*[.M47]*[.O47];[.K47])" office:value-type="float" office:value="145.068127733642" calcext:value-type="float">
            <text:p>1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7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105" table:formula="of:=([.G48]/2.5)*0.7457" office:value-type="float" office:value="298.28" calcext:value-type="float">
            <text:p>298</text:p>
          </table:table-cell>
          <table:table-cell table:style-name="ce117" table:formula="of:=MIN(([.F48]*[.N48])*[.M48]*[.O48];[.K48])" office:value-type="float" office:value="208.105907176085" calcext:value-type="float">
            <text:p>20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7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105" table:formula="of:=([.G49]/2.5)*0.7457" office:value-type="float" office:value="338.84608" calcext:value-type="float">
            <text:p>339</text:p>
          </table:table-cell>
          <table:table-cell table:style-name="ce117" table:formula="of:=MIN(([.F49]*[.N49])*[.M49]*[.O49];[.K49])" office:value-type="float" office:value="170.043226647492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7" table:formula="of:=[.G50]/[.F50]" office:value-type="float" office:value="74.4" calcext:value-type="float">
            <text:p>74.40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0" calcext:value-type="float">
            <text:p>30</text:p>
          </table:table-cell>
          <table:table-cell table:style-name="ce105" table:formula="of:=([.G50]/2.5)*0.7457" office:value-type="float" office:value="305.14044" calcext:value-type="float">
            <text:p>305</text:p>
          </table:table-cell>
          <table:table-cell table:style-name="ce117" table:formula="of:=MIN(([.F50]*[.N50])*[.M50]*[.O50];[.K50])" office:value-type="float" office:value="150.994728858569" calcext:value-type="float">
            <text:p>15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115" calcext:value-type="float">
            <text:p>115</text:p>
          </table:table-cell>
          <table:table-cell table:style-name="ce43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7" table:formula="of:=[.G51]/[.F51]" office:value-type="float" office:value="73.8461538461538" calcext:value-type="float">
            <text:p>73.85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1" calcext:value-type="float">
            <text:p>31</text:p>
          </table:table-cell>
          <table:table-cell table:style-name="ce105" table:formula="of:=([.G51]/2.5)*0.7457" office:value-type="float" office:value="286.3488" calcext:value-type="float">
            <text:p>286</text:p>
          </table:table-cell>
          <table:table-cell table:style-name="ce117" table:formula="of:=MIN(([.F51]*[.N51])*[.M51]*[.O51];[.K51])" office:value-type="float" office:value="138.160121651087" calcext:value-type="float">
            <text:p>1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7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105" table:formula="of:=([.G52]/2.5)*0.7457" office:value-type="float" office:value="319.60702" calcext:value-type="float">
            <text:p>320</text:p>
          </table:table-cell>
          <table:table-cell table:style-name="ce117" table:formula="of:=MIN(([.F52]*[.N52])*[.M52]*[.O52];[.K52])" office:value-type="float" office:value="167.120608689488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105" table:formula="of:=([.G53]/2.5)*0.7457" office:value-type="float" office:value="328.70456" calcext:value-type="float">
            <text:p>329</text:p>
          </table:table-cell>
          <table:table-cell table:style-name="ce117" table:formula="of:=MIN(([.F53]*[.N53])*[.M53]*[.O53];[.K53])" office:value-type="float" office:value="162.856243396219" calcext:value-type="float">
            <text:p>16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A Class</text:p>
          </table:table-cell>
          <table:table-cell table:style-name="ce38" office:value-type="string" calcext:value-type="string">
            <text:p>0-4-2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100" calcext:value-type="float">
            <text:p>10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840" calcext:value-type="float">
            <text:p>840</text:p>
          </table:table-cell>
          <table:table-cell table:style-name="ce78" table:formula="of:=[.G54]/[.F54]" office:value-type="float" office:value="52.5" calcext:value-type="float">
            <text:p>52.50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6" calcext:value-type="float">
            <text:p>56</text:p>
          </table:table-cell>
          <table:table-cell table:style-name="ce106" table:formula="of:=([.G54]/2.5)*0.7457" office:value-type="float" office:value="250.5552" calcext:value-type="float">
            <text:p>251</text:p>
          </table:table-cell>
          <table:table-cell table:style-name="ce116" table:formula="of:=MIN(([.F54]*[.N54])*[.M54]*[.O54];[.K54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H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9" calcext:value-type="float">
            <text:p>79</text:p>
          </table:table-cell>
          <table:table-cell table:style-name="ce52" office:value-type="float" office:value="120" calcext:value-type="float">
            <text:p>1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85" calcext:value-type="float">
            <text:p>1085</text:p>
          </table:table-cell>
          <table:table-cell table:style-name="ce78" table:formula="of:=[.G55]/[.F55]" office:value-type="float" office:value="67.8125" calcext:value-type="float">
            <text:p>67.81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8" calcext:value-type="float">
            <text:p>48</text:p>
          </table:table-cell>
          <table:table-cell table:style-name="ce106" table:formula="of:=([.G55]/2.5)*0.7457" office:value-type="float" office:value="323.6338" calcext:value-type="float">
            <text:p>324</text:p>
          </table:table-cell>
          <table:table-cell table:style-name="ce116" table:formula="of:=MIN(([.F55]*[.N55])*[.M55]*[.O55];[.K55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7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56]/2.5)*0.7457" office:value-type="float" office:value="269.7853116" calcext:value-type="float">
            <text:p>270</text:p>
          </table:table-cell>
          <table:table-cell table:style-name="ce117" table:formula="of:=MIN(([.F56]*[.N56])*[.M56]*[.O56];[.K56])" office:value-type="float" office:value="154.43570953894" calcext:value-type="float">
            <text:p>1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4" calcext:value-type="float">
            <text:p>124</text:p>
          </table:table-cell>
          <table:table-cell table:style-name="ce43" office:value-type="float" office:value="15.2" calcext:value-type="float">
            <text:p>15.2</text:p>
          </table:table-cell>
          <table:table-cell table:style-name="ce43" office:value-type="float" office:value="1084" calcext:value-type="float">
            <text:p>1084</text:p>
          </table:table-cell>
          <table:table-cell table:style-name="ce77" table:formula="of:=[.G57]/[.F57]" office:value-type="float" office:value="71.3157894736842" calcext:value-type="float">
            <text:p>71.32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38" calcext:value-type="float">
            <text:p>38</text:p>
          </table:table-cell>
          <table:table-cell table:style-name="ce105" table:formula="of:=([.G57]/2.5)*0.7457" office:value-type="float" office:value="323.33552" calcext:value-type="float">
            <text:p>323</text:p>
          </table:table-cell>
          <table:table-cell table:style-name="ce117" table:formula="of:=MIN(([.F57]*[.N57])*[.M57]*[.O57];[.K57])" office:value-type="float" office:value="176.14442193387" calcext:value-type="float">
            <text:p>1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4" calcext:value-type="float">
            <text:p>74</text:p>
          </table:table-cell>
          <table:table-cell table:style-name="ce65" office:value-type="float" office:value="22.5" calcext:value-type="float">
            <text:p>22.5</text:p>
          </table:table-cell>
          <table:table-cell table:style-name="ce65" office:value-type="float" office:value="1132" calcext:value-type="float">
            <text:p>1132</text:p>
          </table:table-cell>
          <table:table-cell table:style-name="ce77" table:formula="of:=[.G58]/[.F58]" office:value-type="float" office:value="50.3111111111111" calcext:value-type="float">
            <text:p>50.31</text:p>
          </table:table-cell>
          <table:table-cell table:style-name="ce65" office:value-type="float" office:value="130" calcext:value-type="float">
            <text:p>130</text:p>
          </table:table-cell>
          <table:table-cell table:style-name="ce92" office:value-type="float" office:value="54" calcext:value-type="float">
            <text:p>54</text:p>
          </table:table-cell>
          <table:table-cell table:style-name="ce105" table:formula="of:=([.G58]/2.5)*0.7457" office:value-type="float" office:value="337.65296" calcext:value-type="float">
            <text:p>338</text:p>
          </table:table-cell>
          <table:table-cell table:style-name="ce117" table:formula="of:=MIN(([.F58]*[.N58])*[.M58]*[.O58];[.K58])" office:value-type="float" office:value="231.9012208799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68" calcext:value-type="float">
            <text:p>1868</text:p>
          </table:table-cell>
          <table:table-cell table:style-name="ce29" office:value-type="string" calcext:value-type="string">
            <text:p>GNR Stirling 7ft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85" calcext:value-type="float">
            <text:p>85</text:p>
          </table:table-cell>
          <table:table-cell table:style-name="ce53" office:value-type="float" office:value="130" calcext:value-type="float">
            <text:p>130</text:p>
          </table:table-cell>
          <table:table-cell table:style-name="ce66" office:value-type="float" office:value="16.4" calcext:value-type="float">
            <text:p>16.4</text:p>
          </table:table-cell>
          <table:table-cell table:style-name="ce66" office:value-type="float" office:value="1011.75" calcext:value-type="float">
            <text:p>1011.75</text:p>
          </table:table-cell>
          <table:table-cell table:style-name="ce78" table:formula="of:=[.G59]/[.F59]" office:value-type="float" office:value="61.6920731707317" calcext:value-type="float">
            <text:p>61.69</text:p>
          </table:table-cell>
          <table:table-cell table:style-name="ce66" office:value-type="float" office:value="130" calcext:value-type="float">
            <text:p>130</text:p>
          </table:table-cell>
          <table:table-cell table:style-name="ce93" office:value-type="float" office:value="39" calcext:value-type="float">
            <text:p>39</text:p>
          </table:table-cell>
          <table:table-cell table:style-name="ce106" table:formula="of:=([.G59]/2.5)*0.7457" office:value-type="float" office:value="301.78479" calcext:value-type="float">
            <text:p>302</text:p>
          </table:table-cell>
          <table:table-cell table:style-name="ce116" table:formula="of:=MIN(([.F59]*[.N59])*[.M59]*[.O59];[.K59])" office:value-type="float" office:value="175.368856589858" calcext:value-type="float">
            <text:p>17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15" calcext:value-type="percentage">
            <text:p>4.15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5" office:value-type="string" calcext:value-type="string">
            <text:p>Ahrons p. 168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7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0]/2.5)*0.7457" office:value-type="float" office:value="336.45984" calcext:value-type="float">
            <text:p>336</text:p>
          </table:table-cell>
          <table:table-cell table:style-name="ce117" table:formula="of:=MIN(([.F60]*[.N60])*[.M60]*[.O60];[.K60])" office:value-type="float" office:value="190.156152049391" calcext:value-type="float">
            <text:p>1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1]/2.5)*0.7457" office:value-type="string" office:string-value="" calcext:value-type="error">
            <text:p>#VALUE!</text:p>
          </table:table-cell>
          <table:table-cell table:style-name="ce115" office:value-type="float" office:value="180" calcext:value-type="float">
            <text:p>1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6" calcext:value-type="float">
            <text:p>76</text:p>
          </table:table-cell>
          <table:table-cell table:style-name="ce57" office:value-type="float" office:value="12" calcext:value-type="float">
            <text:p>12</text:p>
          </table:table-cell>
          <table:table-cell table:style-name="ce63" office:value-type="float" office:value="312" calcext:value-type="float">
            <text:p>312</text:p>
          </table:table-cell>
          <table:table-cell table:style-name="ce77" table:formula="of:=[.G62]/[.F62]" office:value-type="float" office:value="26" calcext:value-type="float">
            <text:p>26.00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62]/2.5)*0.7457" office:value-type="float" office:value="93.06336" calcext:value-type="float">
            <text:p>93</text:p>
          </table:table-cell>
          <table:table-cell table:style-name="ce117" table:formula="of:=MIN(([.F62]*[.N62])*[.M62]*[.O62];[.K62])" office:value-type="float" office:value="93.06336" calcext:value-type="float">
            <text:p>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3" calcext:value-type="float">
            <text:p>53</text:p>
          </table:table-cell>
          <table:table-cell table:style-name="ce107" table:formula="of:=([.G63]/2.5)*0.7457" office:value-type="float" office:value="365.393" calcext:value-type="float">
            <text:p>365</text:p>
          </table:table-cell>
          <table:table-cell table:style-name="ce117" table:formula="of:=MIN(([.F63]*[.N63])*[.M63]*[.O63];[.K63])" office:value-type="float" office:value="206.134077723198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189</text:p>
          </table:table-cell>
          <table:table-cell table:style-name="ce26" table:number-columns-repeated="1004"/>
          <table:table-cell table:style-name="ce177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6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45" calcext:value-type="float">
            <text:p>45</text:p>
          </table:table-cell>
          <table:table-cell table:style-name="ce104" table:formula="of:=([.G64]/2.5)*0.7457" office:value-type="float" office:value="347.4962" calcext:value-type="float">
            <text:p>347</text:p>
          </table:table-cell>
          <table:table-cell table:style-name="ce112" office:value-type="float" office:value="203" calcext:value-type="float">
            <text:p>20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7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105" table:formula="of:=([.G65]/2.5)*0.7457" office:value-type="float" office:value="391.34336" calcext:value-type="float">
            <text:p>391</text:p>
          </table:table-cell>
          <table:table-cell table:style-name="ce117" table:formula="of:=MIN(([.F65]*[.N65])*[.M65]*[.O65];[.K65])" office:value-type="float" office:value="233.224913048701" calcext:value-type="float">
            <text:p>2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6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66]/2.5)*0.7457" office:value-type="float" office:value="212.67364" calcext:value-type="float">
            <text:p>213</text:p>
          </table:table-cell>
          <table:table-cell table:style-name="ce112" office:value-type="float" office:value="60" calcext:value-type="float">
            <text:p>6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7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105" table:formula="of:=([.G67]/2.5)*0.7457" office:value-type="float" office:value="157.49184" calcext:value-type="float">
            <text:p>157</text:p>
          </table:table-cell>
          <table:table-cell table:style-name="ce117" table:formula="of:=MIN(([.F67]*[.N67])*[.M67]*[.O67];[.K67])" office:value-type="float" office:value="119.561643736518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7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68]/2.5)*0.7457" office:value-type="float" office:value="334.96844" calcext:value-type="float">
            <text:p>335</text:p>
          </table:table-cell>
          <table:table-cell table:style-name="ce117" table:formula="of:=MIN(([.F68]*[.N68])*[.M68]*[.O68];[.K68])" office:value-type="float" office:value="217.070806517189" calcext:value-type="float">
            <text:p>2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7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05" table:formula="of:=([.G69]/2.5)*0.7457" office:value-type="float" office:value="306.93012" calcext:value-type="float">
            <text:p>307</text:p>
          </table:table-cell>
          <table:table-cell table:style-name="ce117" table:formula="of:=MIN(([.F69]*[.N69])*[.M69]*[.O69];[.K69])" office:value-type="float" office:value="178.146849167412" calcext:value-type="float">
            <text:p>17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7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105" table:formula="of:=([.G70]/2.5)*0.7457" office:value-type="float" office:value="320.651" calcext:value-type="float">
            <text:p>321</text:p>
          </table:table-cell>
          <table:table-cell table:style-name="ce117" table:formula="of:=MIN(([.F70]*[.N70])*[.M70]*[.O70];[.K70])" office:value-type="float" office:value="198.738021144256" calcext:value-type="float">
            <text:p>1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7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105" table:formula="of:=([.G71]/2.5)*0.7457" office:value-type="float" office:value="323.03724" calcext:value-type="float">
            <text:p>323</text:p>
          </table:table-cell>
          <table:table-cell table:style-name="ce117" table:formula="of:=MIN(([.F71]*[.N71])*[.M71]*[.O71];[.K71])" office:value-type="float" office:value="204.450410789446" calcext:value-type="float">
            <text:p>20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8" office:value-type="float" office:value="1874" calcext:value-type="float">
            <text:p>1874</text:p>
          </table:table-cell>
          <table:table-cell table:style-name="ce28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2" calcext:value-type="float">
            <text:p>112</text:p>
          </table:table-cell>
          <table:table-cell table:style-name="ce28" office:value-type="float" office:value="17.1" calcext:value-type="float">
            <text:p>17.1</text:p>
          </table:table-cell>
          <table:table-cell table:style-name="ce28" office:value-type="float" office:value="1074.6" calcext:value-type="float">
            <text:p>1074.6</text:p>
          </table:table-cell>
          <table:table-cell table:style-name="ce78" table:formula="of:=[.G72]/[.F72]" office:value-type="float" office:value="62.8421052631579" calcext:value-type="float">
            <text:p>62.84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3" calcext:value-type="float">
            <text:p>53</text:p>
          </table:table-cell>
          <table:table-cell table:style-name="ce106" table:formula="of:=([.G72]/2.5)*0.7457" office:value-type="float" office:value="320.531688" calcext:value-type="float">
            <text:p>321</text:p>
          </table:table-cell>
          <table:table-cell table:style-name="ce116" table:formula="of:=MIN(([.F72]*[.N72])*[.M72]*[.O72];[.K72])" office:value-type="float" office:value="204.450410789446" calcext:value-type="float">
            <text:p>20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19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7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48" calcext:value-type="float">
            <text:p>48</text:p>
          </table:table-cell>
          <table:table-cell table:style-name="ce105" table:formula="of:=([.G73]/2.5)*0.7457" office:value-type="float" office:value="357.936" calcext:value-type="float">
            <text:p>358</text:p>
          </table:table-cell>
          <table:table-cell table:style-name="ce117" table:formula="of:=MIN(([.F73]*[.N73])*[.M73]*[.O73];[.K73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7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105" table:formula="of:=([.G74]/2.5)*0.7457" office:value-type="float" office:value="291.41956" calcext:value-type="float">
            <text:p>291</text:p>
          </table:table-cell>
          <table:table-cell table:style-name="ce117" table:formula="of:=MIN(([.F74]*[.N74])*[.M74]*[.O74];[.K74])" office:value-type="float" office:value="193.424170311522" calcext:value-type="float">
            <text:p>1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4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7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75]/2.5)*0.7457" office:value-type="float" office:value="360.739832" calcext:value-type="float">
            <text:p>361</text:p>
          </table:table-cell>
          <table:table-cell table:style-name="ce117" table:formula="of:=MIN(([.F75]*[.N75])*[.M75]*[.O75];[.K75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7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76]/2.5)*0.7457" office:value-type="float" office:value="321.24756" calcext:value-type="float">
            <text:p>321</text:p>
          </table:table-cell>
          <table:table-cell table:style-name="ce117" table:formula="of:=MIN(([.F76]*[.N76])*[.M76]*[.O76];[.K76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7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105" table:formula="of:=([.G77]/2.5)*0.7457" office:value-type="float" office:value="304.2456" calcext:value-type="float">
            <text:p>304</text:p>
          </table:table-cell>
          <table:table-cell table:style-name="ce117" table:formula="of:=MIN(([.F77]*[.N77])*[.M77]*[.O77];[.K77])" office:value-type="float" office:value="215.09232195181" calcext:value-type="float">
            <text:p>21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" calcext:value-type="float">
            <text:p>31.00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7" office:value-type="float" office:value="5.44" calcext:value-type="float">
            <text:p>5.44</text:p>
          </table:table-cell>
          <table:table-cell table:style-name="ce56" table:formula="of:=[.G66]/2" office:value-type="float" office:value="356.5" calcext:value-type="float">
            <text:p>356.5</text:p>
          </table:table-cell>
          <table:table-cell table:style-name="ce77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105" table:formula="of:=([.G78]/2.5)*0.7457" office:value-type="float" office:value="106.33682" calcext:value-type="float">
            <text:p>106</text:p>
          </table:table-cell>
          <table:table-cell table:style-name="ce117" table:formula="of:=MIN(([.F78]*[.N78])*[.M78]*[.O78];[.K78])" office:value-type="float" office:value="33.9534760500149" calcext:value-type="float">
            <text:p>3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table:formula="of:=[.G79]/[.F79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94" office:value-type="float" office:value="6" calcext:value-type="float">
            <text:p>6</text:p>
          </table:table-cell>
          <table:table-cell table:style-name="ce105" table:formula="of:=([.G79]/2.5)*0.7457" office:value-type="float" office:value="32.8108" calcext:value-type="float">
            <text:p>33</text:p>
          </table:table-cell>
          <table:table-cell table:style-name="ce117" table:formula="of:=MIN(([.F79]*[.N79])*[.M79]*[.O79];[.K79])" office:value-type="float" office:value="2.442301407432" calcext:value-type="float">
            <text:p>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80]/2.5)*0.7457" office:value-type="float" office:value="391.64164" calcext:value-type="float">
            <text:p>392</text:p>
          </table:table-cell>
          <table:table-cell table:style-name="ce117" table:formula="of:=MIN(([.F80]*[.N80])*[.M80]*[.O80];[.K80])" office:value-type="float" office:value="206.908066799585" calcext:value-type="float">
            <text:p>20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7" table:formula="of:=[.G81]/[.F81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56" calcext:value-type="float">
            <text:p>56</text:p>
          </table:table-cell>
          <table:table-cell table:style-name="ce105" table:formula="of:=([.G81]/2.5)*0.7457" office:value-type="float" office:value="344.5134" calcext:value-type="float">
            <text:p>345</text:p>
          </table:table-cell>
          <table:table-cell table:style-name="ce117" table:formula="of:=MIN(([.F81]*[.N81])*[.M81]*[.O81];[.K81])" office:value-type="float" office:value="203.25479435208" calcext:value-type="float">
            <text:p>2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105" table:formula="of:=([.G82]/2.5)*0.7457" office:value-type="float" office:value="391.64164" calcext:value-type="float">
            <text:p>392</text:p>
          </table:table-cell>
          <table:table-cell table:style-name="ce117" table:formula="of:=MIN(([.F82]*[.N82])*[.M82]*[.O82];[.K82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83]/[.F83]" office:value-type="float" office:value="62.5" calcext:value-type="float">
            <text:p>62.50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105" table:formula="of:=([.G83]/2.5)*0.7457" office:value-type="float" office:value="298.28" calcext:value-type="float">
            <text:p>298</text:p>
          </table:table-cell>
          <table:table-cell table:style-name="ce117" table:formula="of:=MIN(([.F83]*[.N83])*[.M83]*[.O83];[.K83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5.17" calcext:value-type="float">
            <text:p>5.17</text:p>
          </table:table-cell>
          <table:table-cell table:style-name="ce69" office:value-type="float" office:value="116" calcext:value-type="float">
            <text:p>116</text:p>
          </table:table-cell>
          <table:table-cell table:style-name="ce77" table:formula="of:=[.G84]/[.F84]" office:value-type="float" office:value="22.4371373307544" calcext:value-type="float">
            <text:p>22.44</text:p>
          </table:table-cell>
          <table:table-cell table:style-name="ce69" office:value-type="float" office:value="155" calcext:value-type="float">
            <text:p>155</text:p>
          </table:table-cell>
          <table:table-cell table:style-name="ce95" office:value-type="float" office:value="12" calcext:value-type="float">
            <text:p>12</text:p>
          </table:table-cell>
          <table:table-cell table:style-name="ce105" table:formula="of:=([.G84]/2.5)*0.7457" office:value-type="float" office:value="34.60048" calcext:value-type="float">
            <text:p>35</text:p>
          </table:table-cell>
          <table:table-cell table:style-name="ce117" table:formula="of:=MIN(([.F84]*[.N84])*[.M84]*[.O84];[.K84])" office:value-type="float" office:value="3.3671195403795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4" calcext:value-type="float">
            <text:p>14</text:p>
          </table:table-cell>
          <table:table-cell table:style-name="ce69" office:value-type="float" office:value="3.7" calcext:value-type="float">
            <text:p>3.7</text:p>
          </table:table-cell>
          <table:table-cell table:style-name="ce69" office:value-type="float" office:value="169" calcext:value-type="float">
            <text:p>169</text:p>
          </table:table-cell>
          <table:table-cell table:style-name="ce77" table:formula="of:=[.G85]/[.F85]" office:value-type="float" office:value="45.6756756756757" calcext:value-type="float">
            <text:p>45.68</text:p>
          </table:table-cell>
          <table:table-cell table:style-name="ce69" office:value-type="float" office:value="140" calcext:value-type="float">
            <text:p>140</text:p>
          </table:table-cell>
          <table:table-cell table:style-name="ce95" office:value-type="float" office:value="7" calcext:value-type="float">
            <text:p>7</text:p>
          </table:table-cell>
          <table:table-cell table:style-name="ce105" table:formula="of:=([.G85]/2.5)*0.7457" office:value-type="float" office:value="50.40932" calcext:value-type="float">
            <text:p>50</text:p>
          </table:table-cell>
          <table:table-cell table:style-name="ce117" table:formula="of:=MIN(([.F85]*[.N85])*[.M85]*[.O85];[.K85])" office:value-type="float" office:value="2.5603459754578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000" calcext:value-type="float">
            <text:p>1000</text:p>
          </table:table-cell>
          <table:table-cell table:style-name="ce77" table:formula="of:=[.G86]/[.F86]" office:value-type="float" office:value="62.5" calcext:value-type="float">
            <text:p>62.50</text:p>
          </table:table-cell>
          <table:table-cell table:style-name="ce69" office:value-type="float" office:value="130" calcext:value-type="float">
            <text:p>130</text:p>
          </table:table-cell>
          <table:table-cell table:style-name="ce95" office:value-type="float" office:value="48" calcext:value-type="float">
            <text:p>48</text:p>
          </table:table-cell>
          <table:table-cell table:style-name="ce105" table:formula="of:=([.G86]/2.5)*0.7457" office:value-type="float" office:value="298.28" calcext:value-type="float">
            <text:p>298</text:p>
          </table:table-cell>
          <table:table-cell table:style-name="ce117" table:formula="of:=MIN(([.F86]*[.N86])*[.M86]*[.O86];[.K8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87]/[.F87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64" calcext:value-type="float">
            <text:p>64</text:p>
          </table:table-cell>
          <table:table-cell table:style-name="ce105" table:formula="of:=([.G87]/2.5)*0.7457" office:value-type="float" office:value="322.1424" calcext:value-type="float">
            <text:p>322</text:p>
          </table:table-cell>
          <table:table-cell table:style-name="ce117" table:formula="of:=MIN(([.F87]*[.N87])*[.M87]*[.O87];[.K87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50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7" table:formula="of:=[.G88]/[.F88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88]/2.5)*0.7457" office:value-type="float" office:value="289.808848" calcext:value-type="float">
            <text:p>290</text:p>
          </table:table-cell>
          <table:table-cell table:style-name="ce117" table:formula="of:=MIN(([.F88]*[.N88])*[.M88]*[.O88];[.K88])" office:value-type="float" office:value="172.147511577255" calcext:value-type="float">
            <text:p>17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50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7" table:formula="of:=[.G89]/[.F89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2" calcext:value-type="float">
            <text:p>62</text:p>
          </table:table-cell>
          <table:table-cell table:style-name="ce105" table:formula="of:=([.G89]/2.5)*0.7457" office:value-type="float" office:value="304.2456" calcext:value-type="float">
            <text:p>304</text:p>
          </table:table-cell>
          <table:table-cell table:style-name="ce117" table:formula="of:=MIN(([.F89]*[.N89])*[.M89]*[.O89];[.K89])" office:value-type="float" office:value="223.37394169769" calcext:value-type="float">
            <text:p>223</text:p>
          </table:table-cell>
          <table:table-cell table:style-name="ce120" office:value-type="float" office:value="9.1151602321" calcext:value-type="float">
            <text:p>9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7" table:formula="of:=[.G90]/[.F90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74" calcext:value-type="float">
            <text:p>74</text:p>
          </table:table-cell>
          <table:table-cell table:style-name="ce105" table:formula="of:=([.G90]/2.5)*0.7457" office:value-type="float" office:value="320.651" calcext:value-type="float">
            <text:p>321</text:p>
          </table:table-cell>
          <table:table-cell table:style-name="ce117" table:formula="of:=MIN(([.F90]*[.N90])*[.M90]*[.O90];[.K90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1" calcext:value-type="float">
            <text:p>1881</text:p>
          </table:table-cell>
          <table:table-cell table:style-name="ce28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8" office:value-type="float" office:value="62" calcext:value-type="float">
            <text:p>62</text:p>
          </table:table-cell>
          <table:table-cell table:style-name="ce52" office:value-type="float" office:value="85" calcext:value-type="float">
            <text:p>8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75" calcext:value-type="float">
            <text:p>1075</text:p>
          </table:table-cell>
          <table:table-cell table:style-name="ce78" table:formula="of:=[.G91]/[.F91]" office:value-type="float" office:value="71.6666666666667" calcext:value-type="float">
            <text:p>71.67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91]/2.5)*0.7457" office:value-type="float" office:value="320.651" calcext:value-type="float">
            <text:p>321</text:p>
          </table:table-cell>
          <table:table-cell table:style-name="ce116" table:formula="of:=MIN(([.F91]*[.N91])*[.M91]*[.O91];[.K91])" office:value-type="float" office:value="178.146849167412" calcext:value-type="float">
            <text:p>17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7" calcext:value-type="percentage">
            <text:p>4.4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7" calcext:value-type="float">
            <text:p>107</text:p>
          </table:table-cell>
          <table:table-cell table:style-name="ce77" table:formula="of:=[.G92]/[.F92]" office:value-type="float" office:value="21.4" calcext:value-type="float">
            <text:p>21.40</text:p>
          </table:table-cell>
          <table:table-cell table:style-name="ce42" office:value-type="float" office:value="150" calcext:value-type="float">
            <text:p>150</text:p>
          </table:table-cell>
          <table:table-cell table:style-name="ce94" office:value-type="float" office:value="9" calcext:value-type="float">
            <text:p>9</text:p>
          </table:table-cell>
          <table:table-cell table:style-name="ce105" table:formula="of:=([.G92]/2.5)*0.7457" office:value-type="float" office:value="31.91596" calcext:value-type="float">
            <text:p>32</text:p>
          </table:table-cell>
          <table:table-cell table:style-name="ce117" table:formula="of:=MIN(([.F92]*[.N92])*[.M92]*[.O92];[.K92])" office:value-type="float" office:value="3.408367297482" calcext:value-type="float">
            <text:p>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7" table:formula="of:=[.G93]/[.F93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93]/2.5)*0.7457" office:value-type="float" office:value="447.42" calcext:value-type="float">
            <text:p>447</text:p>
          </table:table-cell>
          <table:table-cell table:style-name="ce117" table:formula="of:=MIN(([.F93]*[.N93])*[.M93]*[.O93];[.K93])" office:value-type="float" office:value="256.658995221058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7" table:formula="of:=[.G94]/[.F94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94]/2.5)*0.7457" office:value-type="float" office:value="421.46964" calcext:value-type="float">
            <text:p>421</text:p>
          </table:table-cell>
          <table:table-cell table:style-name="ce117" table:formula="of:=MIN(([.F94]*[.N94])*[.M94]*[.O94];[.K94])" office:value-type="float" office:value="228.873621607319" calcext:value-type="float">
            <text:p>22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4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6" table:formula="of:=[.G95]/[.F95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8" office:value-type="float" office:value="16" calcext:value-type="float">
            <text:p>16</text:p>
          </table:table-cell>
          <table:table-cell table:style-name="ce104" table:formula="of:=([.G95]/2.5)*0.7457" office:value-type="float" office:value="38.47812" calcext:value-type="float">
            <text:p>38</text:p>
          </table:table-cell>
          <table:table-cell table:style-name="ce112" office:value-type="float" office:value="4" calcext:value-type="float">
            <text:p>4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6" calcext:value-type="float">
            <text:p>6.00</text:p>
          </table:table-cell>
          <table:table-cell table:style-name="ce128" table:formula="of:=([.L95]/[.M95])/([.F95]*[.N95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84" calcext:value-type="float">
            <text:p>1884</text:p>
          </table:table-cell>
          <table:table-cell table:style-name="ce28" office:value-type="string" calcext:value-type="string">
            <text:p>GNR G1 Class</text:p>
          </table:table-cell>
          <table:table-cell table:style-name="ce38" office:value-type="string" calcext:value-type="string">
            <text:p>4-4-2</text:p>
          </table:table-cell>
          <table:table-cell table:style-name="ce45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165" calcext:value-type="float">
            <text:p>1165</text:p>
          </table:table-cell>
          <table:table-cell table:style-name="ce78" table:formula="of:=[.G96]/[.F96]" office:value-type="float" office:value="66.0056657223796" calcext:value-type="float">
            <text:p>66.01</text:p>
          </table:table-cell>
          <table:table-cell table:style-name="ce28" office:value-type="float" office:value="160" calcext:value-type="float">
            <text:p>160</text:p>
          </table:table-cell>
          <table:table-cell table:style-name="ce91" office:value-type="float" office:value="54" calcext:value-type="float">
            <text:p>54</text:p>
          </table:table-cell>
          <table:table-cell table:style-name="ce106" table:formula="of:=([.G96]/2.5)*0.7457" office:value-type="float" office:value="347.4962" calcext:value-type="float">
            <text:p>347</text:p>
          </table:table-cell>
          <table:table-cell table:style-name="ce116" table:formula="of:=MIN(([.F96]*[.N96])*[.M96]*[.O96];[.K96])" office:value-type="float" office:value="208.68156451501" calcext:value-type="float">
            <text:p>2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0" calcext:value-type="float">
            <text:p>140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260" calcext:value-type="float">
            <text:p>1260</text:p>
          </table:table-cell>
          <table:table-cell table:style-name="ce77" table:formula="of:=[.G97]/[.F97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58" calcext:value-type="float">
            <text:p>58</text:p>
          </table:table-cell>
          <table:table-cell table:style-name="ce105" table:formula="of:=([.G97]/2.5)*0.7457" office:value-type="float" office:value="375.8328" calcext:value-type="float">
            <text:p>376</text:p>
          </table:table-cell>
          <table:table-cell table:style-name="ce117" table:formula="of:=MIN(([.F97]*[.N97])*[.M97]*[.O97];[.K97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6" office:value-type="float" office:value="20" calcext:value-type="float">
            <text:p>20</text:p>
          </table:table-cell>
          <table:table-cell table:style-name="ce50" office:value-type="float" office:value="40" calcext:value-type="float">
            <text:p>40</text:p>
          </table:table-cell>
          <table:table-cell table:style-name="ce68" office:value-type="float" office:value="3.8" calcext:value-type="float">
            <text:p>3.8</text:p>
          </table:table-cell>
          <table:table-cell table:style-name="ce68" office:value-type="float" office:value="200" calcext:value-type="float">
            <text:p>200</text:p>
          </table:table-cell>
          <table:table-cell table:style-name="ce77" table:formula="of:=[.G98]/[.F98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9" office:value-type="float" office:value="20" calcext:value-type="float">
            <text:p>20</text:p>
          </table:table-cell>
          <table:table-cell table:style-name="ce105" table:formula="of:=([.G98]/2.5)*0.7457" office:value-type="float" office:value="59.656" calcext:value-type="float">
            <text:p>60</text:p>
          </table:table-cell>
          <table:table-cell table:style-name="ce117" table:formula="of:=MIN(([.F98]*[.N98])*[.M98]*[.O98];[.K98])" office:value-type="float" office:value="20.1926331643897" calcext:value-type="float">
            <text:p>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6" calcext:value-type="float">
            <text:p>1886</text:p>
          </table:table-cell>
          <table:table-cell table:style-name="ce28" office:value-type="string" calcext:value-type="string">
            <text:p>GNR Q Class</text:p>
          </table:table-cell>
          <table:table-cell table:style-name="ce38" office:value-type="string" calcext:value-type="string">
            <text:p>2-2-2</text:p>
          </table:table-cell>
          <table:table-cell table:style-name="ce45" office:value-type="float" office:value="91.5" calcext:value-type="float">
            <text:p>91.5</text:p>
          </table:table-cell>
          <table:table-cell table:style-name="ce52" office:value-type="float" office:value="140" calcext:value-type="float">
            <text:p>140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970" calcext:value-type="float">
            <text:p>970</text:p>
          </table:table-cell>
          <table:table-cell table:style-name="ce78" table:formula="of:=[.G99]/[.F99]" office:value-type="float" office:value="57.0588235294118" calcext:value-type="float">
            <text:p>57.06</text:p>
          </table:table-cell>
          <table:table-cell table:style-name="ce28" office:value-type="float" office:value="150" calcext:value-type="float">
            <text:p>150</text:p>
          </table:table-cell>
          <table:table-cell table:style-name="ce97" office:value-type="float" office:value="53" calcext:value-type="float">
            <text:p>53</text:p>
          </table:table-cell>
          <table:table-cell table:style-name="ce106" table:formula="of:=([.G99]/2.5)*0.7457" office:value-type="float" office:value="289.3316" calcext:value-type="float">
            <text:p>289</text:p>
          </table:table-cell>
          <table:table-cell table:style-name="ce116" table:formula="of:=MIN(([.F99]*[.N99])*[.M99]*[.O99];[.K99])" office:value-type="float" office:value="207.771567559904" calcext:value-type="float">
            <text:p>20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8.8" calcext:value-type="float">
            <text:p>8.8</text:p>
          </table:table-cell>
          <table:table-cell table:style-name="ce69" office:value-type="float" office:value="150" calcext:value-type="float">
            <text:p>150</text:p>
          </table:table-cell>
          <table:table-cell table:style-name="ce77" table:formula="of:=[.G100]/[.F100]" office:value-type="float" office:value="17.0454545454545" calcext:value-type="float">
            <text:p>17.05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18" calcext:value-type="float">
            <text:p>18</text:p>
          </table:table-cell>
          <table:table-cell table:style-name="ce105" table:formula="of:=([.G100]/2.5)*0.7457" office:value-type="float" office:value="44.742" calcext:value-type="float">
            <text:p>45</text:p>
          </table:table-cell>
          <table:table-cell table:style-name="ce117" table:formula="of:=MIN(([.F100]*[.N100])*[.M100]*[.O100];[.K100])" office:value-type="float" office:value="6.08947150919712" calcext:value-type="float">
            <text:p>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6" table:formula="of:=[.G101]/[.F101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8" office:value-type="float" office:value="49" calcext:value-type="float">
            <text:p>49</text:p>
          </table:table-cell>
          <table:table-cell table:style-name="ce104" table:formula="of:=([.G101]/2.5)*0.7457" office:value-type="float" office:value="320.651" calcext:value-type="float">
            <text:p>321</text:p>
          </table:table-cell>
          <table:table-cell table:style-name="ce112" office:value-type="float" office:value="233" calcext:value-type="float">
            <text:p>23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6" calcext:value-type="float">
            <text:p>36.29</text:p>
          </table:table-cell>
          <table:table-cell table:style-name="ce128" table:formula="of:=([.L101]/[.M101])/([.F101]*[.N101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7" table:formula="of:=[.G102]/[.F102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102]/2.5)*0.7457" office:value-type="float" office:value="369.8672" calcext:value-type="float">
            <text:p>370</text:p>
          </table:table-cell>
          <table:table-cell table:style-name="ce117" table:formula="of:=MIN(([.F102]*[.N102])*[.M102]*[.O102];[.K102])" office:value-type="float" office:value="244.43713830577" calcext:value-type="float">
            <text:p>2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7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075" calcext:value-type="float">
            <text:p>1075</text:p>
          </table:table-cell>
          <table:table-cell table:style-name="ce77" table:formula="of:=[.G103]/[.F103]" office:value-type="float" office:value="63.2352941176471" calcext:value-type="float">
            <text:p>63.24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105" table:formula="of:=([.G103]/2.5)*0.7457" office:value-type="float" office:value="320.651" calcext:value-type="float">
            <text:p>321</text:p>
          </table:table-cell>
          <table:table-cell table:style-name="ce117" table:formula="of:=MIN(([.F103]*[.N103])*[.M103]*[.O103];[.K103])" office:value-type="float" office:value="218.111161558152" calcext:value-type="float">
            <text:p>2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4" office:value-type="float" office:value="14.24" calcext:value-type="float">
            <text:p>14.24</text:p>
          </table:table-cell>
          <table:table-cell table:style-name="ce64" office:value-type="float" office:value="971.6" calcext:value-type="float">
            <text:p>971.6</text:p>
          </table:table-cell>
          <table:table-cell table:style-name="ce77" table:formula="of:=[.G104]/[.F104]" office:value-type="float" office:value="68.2303370786517" calcext:value-type="float">
            <text:p>68.23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105" table:formula="of:=([.G104]/2.5)*0.7457" office:value-type="float" office:value="289.808848" calcext:value-type="float">
            <text:p>290</text:p>
          </table:table-cell>
          <table:table-cell table:style-name="ce117" table:formula="of:=MIN(([.F104]*[.N104])*[.M104]*[.O104];[.K104])" office:value-type="float" office:value="172.904203935836" calcext:value-type="float">
            <text:p>1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500" calcext:value-type="float">
            <text:p>1500</text:p>
          </table:table-cell>
          <table:table-cell table:style-name="ce77" table:formula="of:=[.G105]/[.F105]" office:value-type="float" office:value="83.3333333333333" calcext:value-type="float">
            <text:p>83.33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105" table:formula="of:=([.G105]/2.5)*0.7457" office:value-type="float" office:value="447.42" calcext:value-type="float">
            <text:p>447</text:p>
          </table:table-cell>
          <table:table-cell table:style-name="ce117" table:formula="of:=MIN(([.F105]*[.N105])*[.M105]*[.O105];[.K105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922.5" calcext:value-type="float">
            <text:p>922.5</text:p>
          </table:table-cell>
          <table:table-cell table:style-name="ce77" table:formula="of:=[.G106]/[.F106]" office:value-type="float" office:value="57.65625" calcext:value-type="float">
            <text:p>57.66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105" table:formula="of:=([.G106]/2.5)*0.7457" office:value-type="float" office:value="275.1633" calcext:value-type="float">
            <text:p>275</text:p>
          </table:table-cell>
          <table:table-cell table:style-name="ce117" table:formula="of:=MIN(([.F106]*[.N106])*[.M106]*[.O106];[.K10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7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105" table:formula="of:=([.G107]/2.5)*0.7457" office:value-type="float" office:value="359.12912" calcext:value-type="float">
            <text:p>359</text:p>
          </table:table-cell>
          <table:table-cell table:style-name="ce117" table:formula="of:=MIN(([.F107]*[.N107])*[.M107]*[.O107];[.K107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08]/[.F108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08]/2.5)*0.7457" office:value-type="float" office:value="359.12912" calcext:value-type="float">
            <text:p>359</text:p>
          </table:table-cell>
          <table:table-cell table:style-name="ce117" table:formula="of:=MIN(([.F108]*[.N108])*[.M108]*[.O108];[.K108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109]/[.F109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09]/2.5)*0.7457" office:value-type="float" office:value="365.393" calcext:value-type="float">
            <text:p>365</text:p>
          </table:table-cell>
          <table:table-cell table:style-name="ce117" table:formula="of:=MIN(([.F109]*[.N109])*[.M109]*[.O109];[.K109])" office:value-type="float" office:value="256.601366539002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7" table:formula="of:=[.G110]/[.F110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80" calcext:value-type="float">
            <text:p>80</text:p>
          </table:table-cell>
          <table:table-cell table:style-name="ce105" table:formula="of:=([.G110]/2.5)*0.7457" office:value-type="float" office:value="361.21708" calcext:value-type="float">
            <text:p>361</text:p>
          </table:table-cell>
          <table:table-cell table:style-name="ce117" table:formula="of:=MIN(([.F110]*[.N110])*[.M110]*[.O110];[.K110])" office:value-type="float" office:value="222.754006056321" calcext:value-type="float">
            <text:p>2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7" table:formula="of:=[.G111]/[.F111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09" calcext:value-type="float">
            <text:p>109</text:p>
          </table:table-cell>
          <table:table-cell table:style-name="ce105" table:formula="of:=([.G111]/2.5)*0.7457" office:value-type="float" office:value="499.619" calcext:value-type="float">
            <text:p>500</text:p>
          </table:table-cell>
          <table:table-cell table:style-name="ce117" table:formula="of:=MIN(([.F111]*[.N111])*[.M111]*[.O111];[.K111])" office:value-type="float" office:value="281.102709051635" calcext:value-type="float">
            <text:p>28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7" table:formula="of:=[.G112]/[.F112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6" calcext:value-type="float">
            <text:p>106</text:p>
          </table:table-cell>
          <table:table-cell table:style-name="ce105" table:formula="of:=([.G112]/2.5)*0.7457" office:value-type="float" office:value="444.4372" calcext:value-type="float">
            <text:p>444</text:p>
          </table:table-cell>
          <table:table-cell table:style-name="ce117" table:formula="of:=MIN(([.F112]*[.N112])*[.M112]*[.O112];[.K112])" office:value-type="float" office:value="257.216949558495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1" calcext:value-type="percentage">
            <text:p>4.61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4" calcext:value-type="float">
            <text:p>1894</text:p>
          </table:table-cell>
          <table:table-cell table:style-name="ce28" office:value-type="string" calcext:value-type="string">
            <text:p>GNR G2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050" calcext:value-type="float">
            <text:p>1050</text:p>
          </table:table-cell>
          <table:table-cell table:style-name="ce78" table:formula="of:=[.G113]/[.F113]" office:value-type="float" office:value="59.4900849858357" calcext:value-type="float">
            <text:p>59.49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68" calcext:value-type="float">
            <text:p>68</text:p>
          </table:table-cell>
          <table:table-cell table:style-name="ce106" table:formula="of:=([.G113]/2.5)*0.7457" office:value-type="float" office:value="313.194" calcext:value-type="float">
            <text:p>313</text:p>
          </table:table-cell>
          <table:table-cell table:style-name="ce116" table:formula="of:=MIN(([.F113]*[.N113])*[.M113]*[.O113];[.K113])" office:value-type="float" office:value="211.026301194954" calcext:value-type="float">
            <text:p>21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133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114]/[.F114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14]/2.5)*0.7457" office:value-type="float" office:value="322.1424" calcext:value-type="float">
            <text:p>322</text:p>
          </table:table-cell>
          <table:table-cell table:style-name="ce117" table:formula="of:=MIN(([.F114]*[.N114])*[.M114]*[.O114];[.K114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7" table:formula="of:=[.G115]/[.F115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115]/2.5)*0.7457" office:value-type="float" office:value="400.29176" calcext:value-type="float">
            <text:p>400</text:p>
          </table:table-cell>
          <table:table-cell table:style-name="ce117" table:formula="of:=MIN(([.F115]*[.N115])*[.M115]*[.O115];[.K115])" office:value-type="float" office:value="229.691202244933" calcext:value-type="float">
            <text:p>23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8" office:value-type="float" office:value="1895" calcext:value-type="float">
            <text:p>1895</text:p>
          </table:table-cell>
          <table:table-cell table:style-name="ce28" office:value-type="string" calcext:value-type="string">
            <text:p>GNR D2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235" calcext:value-type="float">
            <text:p>1235</text:p>
          </table:table-cell>
          <table:table-cell table:style-name="ce78" table:formula="of:=[.G116]/[.F116]" office:value-type="float" office:value="76" calcext:value-type="float">
            <text:p>76.00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3" calcext:value-type="float">
            <text:p>63</text:p>
          </table:table-cell>
          <table:table-cell table:style-name="ce106" table:formula="of:=([.G116]/2.5)*0.7457" office:value-type="float" office:value="368.3758" calcext:value-type="float">
            <text:p>368</text:p>
          </table:table-cell>
          <table:table-cell table:style-name="ce116" table:formula="of:=MIN(([.F116]*[.N116])*[.M116]*[.O116];[.K116])" office:value-type="float" office:value="198.605174873438" calcext:value-type="float">
            <text:p>19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3d4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17]/[.F117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17]/2.5)*0.7457" office:value-type="float" office:value="368.3758" calcext:value-type="float">
            <text:p>368</text:p>
          </table:table-cell>
          <table:table-cell table:style-name="ce117" table:formula="of:=MIN(([.F117]*[.N117])*[.M117]*[.O117];[.K117])" office:value-type="float" office:value="257.774903895933" calcext:value-type="float">
            <text:p>2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18]/[.F118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18]/2.5)*0.7457" office:value-type="float" office:value="359.12912" calcext:value-type="float">
            <text:p>359</text:p>
          </table:table-cell>
          <table:table-cell table:style-name="ce117" table:formula="of:=MIN(([.F118]*[.N118])*[.M118]*[.O118];[.K118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7" calcext:value-type="float">
            <text:p>1897</text:p>
          </table:table-cell>
          <table:table-cell table:style-name="ce28" office:value-type="string" calcext:value-type="string">
            <text:p>GNR E1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25" calcext:value-type="float">
            <text:p>125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119" calcext:value-type="float">
            <text:p>1119</text:p>
          </table:table-cell>
          <table:table-cell table:style-name="ce78" table:formula="of:=[.G119]/[.F119]" office:value-type="float" office:value="68.8615384615385" calcext:value-type="float">
            <text:p>68.86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119]/2.5)*0.7457" office:value-type="float" office:value="333.77532" calcext:value-type="float">
            <text:p>334</text:p>
          </table:table-cell>
          <table:table-cell table:style-name="ce116" table:formula="of:=MIN(([.F119]*[.N119])*[.M119]*[.O119];[.K119])" office:value-type="float" office:value="197.741674113119" calcext:value-type="float">
            <text:p>19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8" calcext:value-type="percentage">
            <text:p>4.58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E/e1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7" table:formula="of:=[.G120]/[.F120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30" calcext:value-type="float">
            <text:p>130</text:p>
          </table:table-cell>
          <table:table-cell table:style-name="ce105" table:formula="of:=([.G120]/2.5)*0.7457" office:value-type="float" office:value="405.6608" calcext:value-type="float">
            <text:p>406</text:p>
          </table:table-cell>
          <table:table-cell table:style-name="ce117" table:formula="of:=MIN(([.F120]*[.N120])*[.M120]*[.O120];[.K120])" office:value-type="float" office:value="248.28968015950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7" table:formula="of:=[.G121]/[.F121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7" calcext:value-type="float">
            <text:p>87</text:p>
          </table:table-cell>
          <table:table-cell table:style-name="ce105" table:formula="of:=([.G121]/2.5)*0.7457" office:value-type="float" office:value="354.9532" calcext:value-type="float">
            <text:p>355</text:p>
          </table:table-cell>
          <table:table-cell table:style-name="ce117" table:formula="of:=MIN(([.F121]*[.N121])*[.M121]*[.O121];[.K121])" office:value-type="float" office:value="248.4225264303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7" table:formula="of:=[.G122]/[.F122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22]/2.5)*0.7457" office:value-type="float" office:value="307.2284" calcext:value-type="float">
            <text:p>307</text:p>
          </table:table-cell>
          <table:table-cell table:style-name="ce117" table:formula="of:=MIN(([.F122]*[.N122])*[.M122]*[.O122];[.K122])" office:value-type="float" office:value="273.434856145078" calcext:value-type="float">
            <text:p>27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7" table:formula="of:=[.G123]/[.F123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5" calcext:value-type="float">
            <text:p>65</text:p>
          </table:table-cell>
          <table:table-cell table:style-name="ce105" table:formula="of:=([.G123]/2.5)*0.7457" office:value-type="float" office:value="341.5306" calcext:value-type="float">
            <text:p>342</text:p>
          </table:table-cell>
          <table:table-cell table:style-name="ce117" table:formula="of:=MIN(([.F123]*[.N123])*[.M123]*[.O123];[.K123])" office:value-type="float" office:value="229.893327421976" calcext:value-type="float">
            <text:p>2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8" calcext:value-type="float">
            <text:p>1898</text:p>
          </table:table-cell>
          <table:table-cell table:style-name="ce28" office:value-type="string" calcext:value-type="string">
            <text:p>GNR 132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53" calcext:value-type="float">
            <text:p>1253</text:p>
          </table:table-cell>
          <table:table-cell table:style-name="ce78" table:formula="of:=[.G124]/[.F124]" office:value-type="float" office:value="65.9473684210526" calcext:value-type="float">
            <text:p>65.95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6" calcext:value-type="float">
            <text:p>66</text:p>
          </table:table-cell>
          <table:table-cell table:style-name="ce106" table:formula="of:=([.G124]/2.5)*0.7457" office:value-type="float" office:value="373.74484" calcext:value-type="float">
            <text:p>374</text:p>
          </table:table-cell>
          <table:table-cell table:style-name="ce116" table:formula="of:=MIN(([.F124]*[.N124])*[.M124]*[.O124];[.K124])" office:value-type="float" office:value="232.215281390481" calcext:value-type="float">
            <text:p>23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2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125]/[.F125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0" calcext:value-type="float">
            <text:p>90</text:p>
          </table:table-cell>
          <table:table-cell table:style-name="ce105" table:formula="of:=([.G125]/2.5)*0.7457" office:value-type="float" office:value="377.3242" calcext:value-type="float">
            <text:p>377</text:p>
          </table:table-cell>
          <table:table-cell table:style-name="ce117" table:formula="of:=MIN(([.F125]*[.N125])*[.M125]*[.O125];[.K125])" office:value-type="float" office:value="276.662674455607" calcext:value-type="float">
            <text:p>27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table:formula="of:=[.O101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6" table:formula="of:=[.G126]/[.F126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70" calcext:value-type="float">
            <text:p>70</text:p>
          </table:table-cell>
          <table:table-cell table:style-name="ce104" table:formula="of:=([.G126]/2.5)*0.7457" office:value-type="float" office:value="429.5232" calcext:value-type="float">
            <text:p>430</text:p>
          </table:table-cell>
          <table:table-cell table:style-name="ce112" office:value-type="float" office:value="314" calcext:value-type="float">
            <text:p>3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4" calcext:value-type="float">
            <text:p>34.00</text:p>
          </table:table-cell>
          <table:table-cell table:style-name="ce128" table:formula="of:=([.L126]/[.M126])/([.F126]*[.N126])" office:value-type="percentage" office:value="0.0455211917128453" calcext:value-type="percentage">
            <text:p>4.5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75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7" table:formula="of:=[.G127]/[.F127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3" calcext:value-type="float">
            <text:p>93</text:p>
          </table:table-cell>
          <table:table-cell table:style-name="ce105" table:formula="of:=([.G127]/2.5)*0.7457" office:value-type="float" office:value="317.6682" calcext:value-type="float">
            <text:p>318</text:p>
          </table:table-cell>
          <table:table-cell table:style-name="ce117" table:formula="of:=MIN(([.F127]*[.N127])*[.M127]*[.O127];[.K127])" office:value-type="float" office:value="192.117278097852" calcext:value-type="float">
            <text:p>1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7" table:formula="of:=[.G128]/[.F128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9" calcext:value-type="float">
            <text:p>79</text:p>
          </table:table-cell>
          <table:table-cell table:style-name="ce105" table:formula="of:=([.G128]/2.5)*0.7457" office:value-type="float" office:value="487.6878" calcext:value-type="float">
            <text:p>488</text:p>
          </table:table-cell>
          <table:table-cell table:style-name="ce117" table:formula="of:=MIN(([.F128]*[.N128])*[.M128]*[.O128];[.K128])" office:value-type="float" office:value="295.875214366636" calcext:value-type="float">
            <text:p>2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7" table:formula="of:=[.G129]/[.F129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76" calcext:value-type="float">
            <text:p>76</text:p>
          </table:table-cell>
          <table:table-cell table:style-name="ce105" table:formula="of:=([.G129]/2.5)*0.7457" office:value-type="float" office:value="486.1964" calcext:value-type="float">
            <text:p>486</text:p>
          </table:table-cell>
          <table:table-cell table:style-name="ce117" table:formula="of:=MIN(([.F129]*[.N129])*[.M129]*[.O129];[.K129])" office:value-type="float" office:value="298.953802460055" calcext:value-type="float">
            <text:p>2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900" calcext:value-type="float">
            <text:p>1900</text:p>
          </table:table-cell>
          <table:table-cell table:style-name="ce28" office:value-type="string" calcext:value-type="string">
            <text:p>GNR G3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40" calcext:value-type="float">
            <text:p>14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31.7" calcext:value-type="float">
            <text:p>1031.7</text:p>
          </table:table-cell>
          <table:table-cell table:style-name="ce78" table:formula="of:=[.G130]/[.F130]" office:value-type="float" office:value="51.585" calcext:value-type="float">
            <text:p>51.59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8" calcext:value-type="float">
            <text:p>68</text:p>
          </table:table-cell>
          <table:table-cell table:style-name="ce106" table:formula="of:=([.G130]/2.5)*0.7457" office:value-type="float" office:value="307.735476" calcext:value-type="float">
            <text:p>308</text:p>
          </table:table-cell>
          <table:table-cell table:style-name="ce116" table:formula="of:=MIN(([.F130]*[.N130])*[.M130]*[.O130];[.K130])" office:value-type="float" office:value="249.750989138504" calcext:value-type="float">
            <text:p>2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7" calcext:value-type="percentage">
            <text:p>4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30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7" table:formula="of:=[.G131]/[.F131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31]/2.5)*0.7457" office:value-type="float" office:value="362.4102" calcext:value-type="float">
            <text:p>362</text:p>
          </table:table-cell>
          <table:table-cell table:style-name="ce117" table:formula="of:=MIN(([.F131]*[.N131])*[.M131]*[.O131];[.K131])" office:value-type="float" office:value="308.867579652671" calcext:value-type="float">
            <text:p>3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7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105" table:formula="of:=([.G132]/2.5)*0.7457" office:value-type="float" office:value="456.3684" calcext:value-type="float">
            <text:p>456</text:p>
          </table:table-cell>
          <table:table-cell table:style-name="ce117" table:formula="of:=MIN(([.F132]*[.N132])*[.M132]*[.O132];[.K132])" office:value-type="float" office:value="315.509893193589" calcext:value-type="float">
            <text:p>31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33]/[.F133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9" calcext:value-type="float">
            <text:p>69</text:p>
          </table:table-cell>
          <table:table-cell table:style-name="ce107" table:formula="of:=([.G133]/2.5)*0.7457" office:value-type="float" office:value="311.7026" calcext:value-type="float">
            <text:p>312</text:p>
          </table:table-cell>
          <table:table-cell table:style-name="ce117" table:formula="of:=MIN(([.F133]*[.N133])*[.M133]*[.O133];[.K133])" office:value-type="float" office:value="282.351210149809" calcext:value-type="float">
            <text:p>282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7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8" office:value-type="float" office:value="104" calcext:value-type="float">
            <text:p>104</text:p>
          </table:table-cell>
          <table:table-cell table:style-name="ce105" table:formula="of:=([.G134]/2.5)*0.7457" office:value-type="float" office:value="523.4814" calcext:value-type="float">
            <text:p>523</text:p>
          </table:table-cell>
          <table:table-cell table:style-name="ce117" table:formula="of:=MIN(([.F134]*[.N134])*[.M134]*[.O134];[.K134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7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9" office:value-type="float" office:value="72" calcext:value-type="float">
            <text:p>72</text:p>
          </table:table-cell>
          <table:table-cell table:style-name="ce105" table:formula="of:=([.G135]/2.5)*0.7457" office:value-type="float" office:value="343.022" calcext:value-type="float">
            <text:p>343</text:p>
          </table:table-cell>
          <table:table-cell table:style-name="ce117" table:formula="of:=MIN(([.F135]*[.N135])*[.M135]*[.O135];[.K135])" office:value-type="float" office:value="251.441182933409" calcext:value-type="float">
            <text:p>25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7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9" office:value-type="float" office:value="136" calcext:value-type="float">
            <text:p>136</text:p>
          </table:table-cell>
          <table:table-cell table:style-name="ce105" table:formula="of:=([.G136]/2.5)*0.7457" office:value-type="float" office:value="432.506" calcext:value-type="float">
            <text:p>433</text:p>
          </table:table-cell>
          <table:table-cell table:style-name="ce117" table:formula="of:=MIN(([.F136]*[.N136])*[.M136]*[.O136];[.K136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6" table:formula="of:=[.G137]/[.F137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8" office:value-type="float" office:value="79" calcext:value-type="float">
            <text:p>79</text:p>
          </table:table-cell>
          <table:table-cell table:style-name="ce104" table:formula="of:=([.G137]/2.5)*0.7457" office:value-type="float" office:value="542.8696" calcext:value-type="float">
            <text:p>543</text:p>
          </table:table-cell>
          <table:table-cell table:style-name="ce112" office:value-type="float" office:value="300" calcext:value-type="float">
            <text:p>30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33" calcext:value-type="float">
            <text:p>33.00</text:p>
          </table:table-cell>
          <table:table-cell table:style-name="ce128" table:formula="of:=([.L137]/[.M137])/([.F137]*[.N137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7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9" office:value-type="float" office:value="70" calcext:value-type="float">
            <text:p>70</text:p>
          </table:table-cell>
          <table:table-cell table:style-name="ce105" table:formula="of:=([.G138]/2.5)*0.7457" office:value-type="float" office:value="739.7344" calcext:value-type="float">
            <text:p>740</text:p>
          </table:table-cell>
          <table:table-cell table:style-name="ce117" table:formula="of:=MIN(([.F138]*[.N138])*[.M138]*[.O138];[.K138])" office:value-type="float" office:value="375.4223098022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7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105" table:formula="of:=([.G139]/2.5)*0.7457" office:value-type="float" office:value="639.8106" calcext:value-type="float">
            <text:p>640</text:p>
          </table:table-cell>
          <table:table-cell table:style-name="ce117" table:formula="of:=MIN(([.F139]*[.N139])*[.M139]*[.O139];[.K139])" office:value-type="float" office:value="373.552985734358" calcext:value-type="float">
            <text:p>37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7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105" table:formula="of:=([.G140]/2.5)*0.7457" office:value-type="float" office:value="355.84804" calcext:value-type="float">
            <text:p>356</text:p>
          </table:table-cell>
          <table:table-cell table:style-name="ce117" table:formula="of:=MIN(([.F140]*[.N140])*[.M140]*[.O140];[.K140])" office:value-type="float" office:value="243.321229630896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8" office:value-type="float" office:value="1902" calcext:value-type="float">
            <text:p>1902</text:p>
          </table:table-cell>
          <table:table-cell table:style-name="ce28" office:value-type="string" calcext:value-type="string">
            <text:p>MR 263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719.8" calcext:value-type="float">
            <text:p>1719.8</text:p>
          </table:table-cell>
          <table:table-cell table:style-name="ce78" table:formula="of:=[.G141]/[.F141]" office:value-type="float" office:value="66.1461538461539" calcext:value-type="float">
            <text:p>66.15</text:p>
          </table:table-cell>
          <table:table-cell table:style-name="ce28" office:value-type="float" office:value="195" calcext:value-type="float">
            <text:p>195</text:p>
          </table:table-cell>
          <table:table-cell table:style-name="ce100" office:value-type="float" office:value="86" calcext:value-type="float">
            <text:p>86</text:p>
          </table:table-cell>
          <table:table-cell table:style-name="ce106" table:formula="of:=([.G141]/2.5)*0.7457" office:value-type="float" office:value="512.981944" calcext:value-type="float">
            <text:p>513</text:p>
          </table:table-cell>
          <table:table-cell table:style-name="ce116" table:formula="of:=MIN(([.F141]*[.N141])*[.M141]*[.O141];[.K141])" office:value-type="float" office:value="349.364140120091" calcext:value-type="float">
            <text:p>34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4" calcext:value-type="float">
            <text:p>34.00</text:p>
          </table:table-cell>
          <table:table-cell table:style-name="ce130" office:value-type="percentage" office:value="0.0487" calcext:value-type="percentage">
            <text:p>4.87%</text:p>
          </table:table-cell>
          <table:table-cell table:style-name="ce52" office:value-type="string" calcext:value-type="string">
            <text:p>Y</text:p>
          </table:table-cell>
          <table:table-cell table:style-name="ce28" office:value-type="float" office:value="0" calcext:value-type="float">
            <text:p>0</text:p>
          </table:table-cell>
          <table:table-cell table:style-name="ce168" office:value-type="string" calcext:value-type="string">
            <text:p>Ahrons p. 328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42]/[.F142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6" calcext:value-type="float">
            <text:p>86</text:p>
          </table:table-cell>
          <table:table-cell table:style-name="ce107" table:formula="of:=([.G142]/2.5)*0.7457" office:value-type="float" office:value="311.7026" calcext:value-type="float">
            <text:p>312</text:p>
          </table:table-cell>
          <table:table-cell table:style-name="ce117" table:formula="of:=MIN(([.F142]*[.N142])*[.M142]*[.O142];[.K142])" office:value-type="float" office:value="288.295446152963" calcext:value-type="float">
            <text:p>28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50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8" office:value-type="float" office:value="1903" calcext:value-type="float">
            <text:p>1903</text:p>
          </table:table-cell>
          <table:table-cell table:style-name="ce28" office:value-type="string" calcext:value-type="string">
            <text:p>GER D56 “Belpaire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1.6" calcext:value-type="float">
            <text:p>21.6</text:p>
          </table:table-cell>
          <table:table-cell table:style-name="ce28" office:value-type="float" office:value="1429.9" calcext:value-type="float">
            <text:p>1429.9</text:p>
          </table:table-cell>
          <table:table-cell table:style-name="ce78" table:formula="of:=[.G143]/[.F143]" office:value-type="float" office:value="66.1990740740741" calcext:value-type="float">
            <text:p>66.20</text:p>
          </table:table-cell>
          <table:table-cell table:style-name="ce28" office:value-type="float" office:value="180" calcext:value-type="float">
            <text:p>180</text:p>
          </table:table-cell>
          <table:table-cell table:style-name="ce91" office:value-type="float" office:value="76" calcext:value-type="float">
            <text:p>76</text:p>
          </table:table-cell>
          <table:table-cell table:style-name="ce106" table:formula="of:=([.G143]/2.5)*0.7457" office:value-type="float" office:value="426.510572" calcext:value-type="float">
            <text:p>427</text:p>
          </table:table-cell>
          <table:table-cell table:style-name="ce116" table:formula="of:=MIN(([.F143]*[.N143])*[.M143]*[.O143];[.K143])" office:value-type="float" office:value="276.617818948808" calcext:value-type="float">
            <text:p>27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82" calcext:value-type="percentage">
            <text:p>4.82%</text:p>
          </table:table-cell>
          <table:table-cell table:style-name="ce5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14d15d16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105" table:formula="of:=([.G144]/2.5)*0.7457" office:value-type="float" office:value="298.28" calcext:value-type="float">
            <text:p>298</text:p>
          </table:table-cell>
          <table:table-cell table:style-name="ce117" table:formula="of:=MIN(([.F144]*[.N144])*[.M144]*[.O144];[.K144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145" calcext:value-type="float">
            <text:p>2145</text:p>
          </table:table-cell>
          <table:table-cell table:style-name="ce77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105" table:formula="of:=([.G145]/2.5)*0.7457" office:value-type="float" office:value="639.8106" calcext:value-type="float">
            <text:p>640</text:p>
          </table:table-cell>
          <table:table-cell table:style-name="ce117" table:formula="of:=MIN(([.F145]*[.N145])*[.M145]*[.O145];[.K145])" office:value-type="float" office:value="381.335339603824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820" calcext:value-type="float">
            <text:p>1820</text:p>
          </table:table-cell>
          <table:table-cell table:style-name="ce77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105" table:formula="of:=([.G146]/2.5)*0.7457" office:value-type="float" office:value="542.8696" calcext:value-type="float">
            <text:p>543</text:p>
          </table:table-cell>
          <table:table-cell table:style-name="ce117" table:formula="of:=MIN(([.F146]*[.N146])*[.M146]*[.O146];[.K146])" office:value-type="float" office:value="305.830942362267" calcext:value-type="float">
            <text:p>30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6" calcext:value-type="float">
            <text:p>14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000" calcext:value-type="float">
            <text:p>2000</text:p>
          </table:table-cell>
          <table:table-cell table:style-name="ce76" table:formula="of:=[.G147]/[.F147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81" calcext:value-type="float">
            <text:p>81</text:p>
          </table:table-cell>
          <table:table-cell table:style-name="ce104" table:formula="of:=([.G147]/2.5)*0.7457" office:value-type="float" office:value="596.56" calcext:value-type="float">
            <text:p>597</text:p>
          </table:table-cell>
          <table:table-cell table:style-name="ce112" office:value-type="float" office:value="290" calcext:value-type="float">
            <text:p>29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147]/[.M147])/([.F147]*[.N147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9" office:value-type="string" calcext:value-type="string">
            <text:p>orion.math.iastate.edu/jdhsmith/term/slgblnwr.htm</text:p>
          </table:table-cell>
          <table:table-cell table:style-name="ce55"/>
          <table:table-cell table:style-name="ce24" table:number-columns-repeated="1003"/>
          <table:table-cell table:style-name="ce175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50" office:value-type="float" office:value="88" calcext:value-type="float">
            <text:p>8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11" calcext:value-type="float">
            <text:p>1211</text:p>
          </table:table-cell>
          <table:table-cell table:style-name="ce77" table:formula="of:=[.G148]/[.F148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4" calcext:value-type="float">
            <text:p>94</text:p>
          </table:table-cell>
          <table:table-cell table:style-name="ce105" table:formula="of:=([.G148]/2.5)*0.7457" office:value-type="float" office:value="361.21708" calcext:value-type="float">
            <text:p>361</text:p>
          </table:table-cell>
          <table:table-cell table:style-name="ce117" table:formula="of:=MIN(([.F148]*[.N148])*[.M148]*[.O148];[.K148])" office:value-type="float" office:value="245.845308776444" calcext:value-type="float">
            <text:p>24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370" calcext:value-type="float">
            <text:p>2370</text:p>
          </table:table-cell>
          <table:table-cell table:style-name="ce77" table:formula="of:=[.G149]/[.F149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49]/2.5)*0.7457" office:value-type="float" office:value="706.9236" calcext:value-type="float">
            <text:p>707</text:p>
          </table:table-cell>
          <table:table-cell table:style-name="ce117" table:formula="of:=MIN(([.F149]*[.N149])*[.M149]*[.O149];[.K149])" office:value-type="float" office:value="377.019851546107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3" calcext:value-type="float">
            <text:p>143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040" calcext:value-type="float">
            <text:p>2040</text:p>
          </table:table-cell>
          <table:table-cell table:style-name="ce77" table:formula="of:=[.G150]/[.F150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2.8" calcext:value-type="float">
            <text:p>82.8</text:p>
          </table:table-cell>
          <table:table-cell table:style-name="ce105" table:formula="of:=([.G150]/2.5)*0.7457" office:value-type="float" office:value="608.4912" calcext:value-type="float">
            <text:p>608</text:p>
          </table:table-cell>
          <table:table-cell table:style-name="ce117" table:formula="of:=MIN(([.F150]*[.N150])*[.M150]*[.O150];[.K150])" office:value-type="float" office:value="337.996423666965" calcext:value-type="float">
            <text:p>3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69" office:value-type="float" office:value="28.4" calcext:value-type="float">
            <text:p>28.4</text:p>
          </table:table-cell>
          <table:table-cell table:style-name="ce69" office:value-type="float" office:value="1473" calcext:value-type="float">
            <text:p>1473</text:p>
          </table:table-cell>
          <table:table-cell table:style-name="ce77" table:formula="of:=[.G151]/[.F151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94" office:value-type="float" office:value="97" calcext:value-type="float">
            <text:p>97</text:p>
          </table:table-cell>
          <table:table-cell table:style-name="ce107" table:formula="of:=([.G151]/2.5)*0.7457" office:value-type="float" office:value="439.36644" calcext:value-type="float">
            <text:p>439</text:p>
          </table:table-cell>
          <table:table-cell table:style-name="ce117" table:formula="of:=MIN(([.F151]*[.N151])*[.M151]*[.O151];[.K151])" office:value-type="float" office:value="389.449136389753" calcext:value-type="float">
            <text:p>3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Ahrons p. 328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20" calcext:value-type="float">
            <text:p>120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000" calcext:value-type="float">
            <text:p>2000</text:p>
          </table:table-cell>
          <table:table-cell table:style-name="ce77" table:formula="of:=[.G152]/[.F152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52]/2.5)*0.7457" office:value-type="float" office:value="596.56" calcext:value-type="float">
            <text:p>597</text:p>
          </table:table-cell>
          <table:table-cell table:style-name="ce117" table:formula="of:=MIN(([.F152]*[.N152])*[.M152]*[.O152];[.K152])" office:value-type="float" office:value="289.339177842373" calcext:value-type="float">
            <text:p>2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06" calcext:value-type="float">
            <text:p>1906</text:p>
          </table:table-cell>
          <table:table-cell table:style-name="ce28" office:value-type="string" calcext:value-type="string">
            <text:p>LNWR 19in Express Good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2.5" calcext:value-type="float">
            <text:p>62.5</text:p>
          </table:table-cell>
          <table:table-cell table:style-name="ce52" office:value-type="float" office:value="100" calcext:value-type="float">
            <text:p>10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984.8" calcext:value-type="float">
            <text:p>1984.8</text:p>
          </table:table-cell>
          <table:table-cell table:style-name="ce78" table:formula="of:=[.G153]/[.F153]" office:value-type="float" office:value="79.392" calcext:value-type="float">
            <text:p>79.39</text:p>
          </table:table-cell>
          <table:table-cell table:style-name="ce28" office:value-type="float" office:value="185" calcext:value-type="float">
            <text:p>185</text:p>
          </table:table-cell>
          <table:table-cell table:style-name="ce91" office:value-type="float" office:value="109" calcext:value-type="float">
            <text:p>109</text:p>
          </table:table-cell>
          <table:table-cell table:style-name="ce106" table:formula="of:=([.G153]/2.5)*0.7457" office:value-type="float" office:value="592.026144" calcext:value-type="float">
            <text:p>592</text:p>
          </table:table-cell>
          <table:table-cell table:style-name="ce116" table:formula="of:=MIN(([.F153]*[.N153])*[.M153]*[.O153];[.K153])" office:value-type="float" office:value="325.473363504965" calcext:value-type="float">
            <text:p>32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9" calcext:value-type="percentage">
            <text:p>4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orion.math.iastate.edu/jdhsmith/term/slgbln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145" calcext:value-type="float">
            <text:p>2145</text:p>
          </table:table-cell>
          <table:table-cell table:style-name="ce77" table:formula="of:=[.G154]/[.F154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54]/2.5)*0.7457" office:value-type="float" office:value="639.8106" calcext:value-type="float">
            <text:p>640</text:p>
          </table:table-cell>
          <table:table-cell table:style-name="ce117" table:formula="of:=MIN(([.F154]*[.N154])*[.M154]*[.O154];[.K154])" office:value-type="float" office:value="397.223570910757" calcext:value-type="float">
            <text:p>3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331" calcext:value-type="float">
            <text:p>1331</text:p>
          </table:table-cell>
          <table:table-cell table:style-name="ce77" table:formula="of:=[.G155]/[.F155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3" calcext:value-type="float">
            <text:p>83</text:p>
          </table:table-cell>
          <table:table-cell table:style-name="ce105" table:formula="of:=([.G155]/2.5)*0.7457" office:value-type="float" office:value="397.01068" calcext:value-type="float">
            <text:p>397</text:p>
          </table:table-cell>
          <table:table-cell table:style-name="ce117" table:formula="of:=MIN(([.F155]*[.N155])*[.M155]*[.O155];[.K155])" office:value-type="float" office:value="270.607853656985" calcext:value-type="float">
            <text:p>2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2" calcext:value-type="float">
            <text:p>132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90" calcext:value-type="float">
            <text:p>1290</text:p>
          </table:table-cell>
          <table:table-cell table:style-name="ce77" table:formula="of:=[.G156]/[.F156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7" calcext:value-type="float">
            <text:p>67</text:p>
          </table:table-cell>
          <table:table-cell table:style-name="ce105" table:formula="of:=([.G156]/2.5)*0.7457" office:value-type="float" office:value="384.7812" calcext:value-type="float">
            <text:p>385</text:p>
          </table:table-cell>
          <table:table-cell table:style-name="ce117" table:formula="of:=MIN(([.F156]*[.N156])*[.M156]*[.O156];[.K156])" office:value-type="float" office:value="243.315914307674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1246" calcext:value-type="float">
            <text:p>1246</text:p>
          </table:table-cell>
          <table:table-cell table:style-name="ce77" table:formula="of:=[.G157]/[.F157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98" calcext:value-type="float">
            <text:p>98</text:p>
          </table:table-cell>
          <table:table-cell table:style-name="ce105" table:formula="of:=([.G157]/2.5)*0.7457" office:value-type="float" office:value="371.65688" calcext:value-type="float">
            <text:p>372</text:p>
          </table:table-cell>
          <table:table-cell table:style-name="ce117" table:formula="of:=MIN(([.F157]*[.N157])*[.M157]*[.O157];[.K157])" office:value-type="float" office:value="292.1457683556" calcext:value-type="float">
            <text:p>2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450" calcext:value-type="float">
            <text:p>1450</text:p>
          </table:table-cell>
          <table:table-cell table:style-name="ce77" table:formula="of:=[.G158]/[.F158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58]/2.5)*0.7457" office:value-type="float" office:value="432.506" calcext:value-type="float">
            <text:p>433</text:p>
          </table:table-cell>
          <table:table-cell table:style-name="ce117" table:formula="of:=MIN(([.F158]*[.N158])*[.M158]*[.O158];[.K158])" office:value-type="float" office:value="276.187397031356" calcext:value-type="float">
            <text:p>2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300" calcext:value-type="float">
            <text:p>1300</text:p>
          </table:table-cell>
          <table:table-cell table:style-name="ce77" table:formula="of:=[.G159]/[.F159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59]/2.5)*0.7457" office:value-type="float" office:value="387.764" calcext:value-type="float">
            <text:p>388</text:p>
          </table:table-cell>
          <table:table-cell table:style-name="ce117" table:formula="of:=MIN(([.F159]*[.N159])*[.M159]*[.O159];[.K159])" office:value-type="float" office:value="246.854940434664" calcext:value-type="float">
            <text:p>24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2"/>
          <table:table-cell table:style-name="ce50" office:value-type="float" office:value="60" calcext:value-type="float">
            <text:p>60</text:p>
          </table:table-cell>
          <table:table-cell table:style-name="ce69" office:value-type="float" office:value="14.8" calcext:value-type="float">
            <text:p>14.8</text:p>
          </table:table-cell>
          <table:table-cell table:style-name="ce69" office:value-type="float" office:value="628" calcext:value-type="float">
            <text:p>628</text:p>
          </table:table-cell>
          <table:table-cell table:style-name="ce77" table:formula="of:=[.G160]/[.F160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94" office:value-type="float" office:value="72" calcext:value-type="float">
            <text:p>72</text:p>
          </table:table-cell>
          <table:table-cell table:style-name="ce105" table:formula="of:=([.G160]/2.5)*0.7457" office:value-type="float" office:value="187.31984" calcext:value-type="float">
            <text:p>187</text:p>
          </table:table-cell>
          <table:table-cell table:style-name="ce117" table:formula="of:=MIN(([.F160]*[.N160])*[.M160]*[.O160];[.K160])" office:value-type="float" office:value="112.069114062363" calcext:value-type="float">
            <text:p>11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85" calcext:value-type="percentage">
            <text:p>2.8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TGR_K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120" calcext:value-type="float">
            <text:p>1120</text:p>
          </table:table-cell>
          <table:table-cell table:style-name="ce77" table:formula="of:=[.G161]/[.F161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61]/2.5)*0.7457" office:value-type="float" office:value="334.0736" calcext:value-type="float">
            <text:p>334</text:p>
          </table:table-cell>
          <table:table-cell table:style-name="ce117" table:formula="of:=MIN(([.F161]*[.N161])*[.M161]*[.O161];[.K161])" office:value-type="float" office:value="293.050834955486" calcext:value-type="float">
            <text:p>29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3" calcext:value-type="percentage">
            <text:p>4.93%</text:p>
          </table:table-cell>
          <table:table-cell table:style-name="ce13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533" calcext:value-type="float">
            <text:p>2533</text:p>
          </table:table-cell>
          <table:table-cell table:style-name="ce77" table:formula="of:=[.G162]/[.F162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5" table:formula="of:=([.G162]/2.5)*0.7457" office:value-type="float" office:value="755.54324" calcext:value-type="float">
            <text:p>756</text:p>
          </table:table-cell>
          <table:table-cell table:style-name="ce117" table:formula="of:=MIN(([.F162]*[.N162])*[.M162]*[.O162];[.K162])" office:value-type="float" office:value="398.38697236996" calcext:value-type="float">
            <text:p>3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66" office:value-type="string" calcext:value-type="string">
            <text:p>http://www.lner.info/locos/C/c1.php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63]/[.F163]" office:value-type="float" office:value="58.8095238095238" calcext:value-type="float">
            <text:p>58.81</text:p>
          </table:table-cell>
          <table:table-cell table:style-name="ce42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63]/2.5)*0.7457" office:value-type="float" office:value="368.3758" calcext:value-type="float">
            <text:p>368</text:p>
          </table:table-cell>
          <table:table-cell table:style-name="ce117" table:formula="of:=MIN(([.F163]*[.N163])*[.M163]*[.O163];[.K163])" office:value-type="float" office:value="277.30330570623" calcext:value-type="float">
            <text:p>2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1840" calcext:value-type="float">
            <text:p>1840</text:p>
          </table:table-cell>
          <table:table-cell table:style-name="ce77" table:formula="of:=[.G164]/[.F164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64]/2.5)*0.7457" office:value-type="float" office:value="548.8352" calcext:value-type="float">
            <text:p>549</text:p>
          </table:table-cell>
          <table:table-cell table:style-name="ce117" table:formula="of:=MIN(([.F164]*[.N164])*[.M164]*[.O164];[.K164])" office:value-type="float" office:value="413.6102852256" calcext:value-type="float">
            <text:p>41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7" calcext:value-type="float">
            <text:p>147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1540" calcext:value-type="float">
            <text:p>1540</text:p>
          </table:table-cell>
          <table:table-cell table:style-name="ce77" table:formula="of:=[.G165]/[.F165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92" calcext:value-type="float">
            <text:p>92</text:p>
          </table:table-cell>
          <table:table-cell table:style-name="ce105" table:formula="of:=([.G165]/2.5)*0.7457" office:value-type="float" office:value="459.3512" calcext:value-type="float">
            <text:p>459</text:p>
          </table:table-cell>
          <table:table-cell table:style-name="ce117" table:formula="of:=MIN(([.F165]*[.N165])*[.M165]*[.O165];[.K165])" office:value-type="float" office:value="323.115463643098" calcext:value-type="float">
            <text:p>3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713" calcext:value-type="float">
            <text:p>713</text:p>
          </table:table-cell>
          <table:table-cell table:style-name="ce77" table:formula="of:=[.G166]/[.F166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41" calcext:value-type="float">
            <text:p>41</text:p>
          </table:table-cell>
          <table:table-cell table:style-name="ce105" table:formula="of:=([.G166]/2.5)*0.7457" office:value-type="float" office:value="212.67364" calcext:value-type="float">
            <text:p>213</text:p>
          </table:table-cell>
          <table:table-cell table:style-name="ce117" table:formula="of:=MIN(([.F166]*[.N166])*[.M166]*[.O166];[.K166])" office:value-type="float" office:value="95.3175965952" calcext:value-type="float">
            <text:p>9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100" calcext:value-type="float">
            <text:p>100</text:p>
          </table:table-cell>
          <table:table-cell table:style-name="ce166" office:value-type="string" calcext:value-type="string">
            <text:p>http://www.festipedia.org.uk/wiki/Earl_Of_Merioneth_II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56" office:value-type="float" office:value="5.44" calcext:value-type="float">
            <text:p>5.44</text:p>
          </table:table-cell>
          <table:table-cell table:style-name="ce56" table:formula="of:=[.G155]/2" office:value-type="float" office:value="665.5" calcext:value-type="float">
            <text:p>665.5</text:p>
          </table:table-cell>
          <table:table-cell table:style-name="ce77" table:formula="of:=[.G167]/[.F167]" office:value-type="float" office:value="122.334558823529" calcext:value-type="float">
            <text:p>122.33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20" calcext:value-type="float">
            <text:p>20</text:p>
          </table:table-cell>
          <table:table-cell table:style-name="ce105" table:formula="of:=([.G167]/2.5)*0.7457" office:value-type="float" office:value="198.50534" calcext:value-type="float">
            <text:p>199</text:p>
          </table:table-cell>
          <table:table-cell table:style-name="ce117" table:formula="of:=MIN(([.F167]*[.N167])*[.M167]*[.O167];[.K167])" office:value-type="float" office:value="46.29711834624" calcext:value-type="float">
            <text:p>4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0" calcext:value-type="float">
            <text:p>50</text:p>
          </table:table-cell>
          <table:table-cell table:style-name="ce166" office:value-type="string" calcext:value-type="string">
            <text:p>http://www.festipedia.org.uk/wiki/Taliesin_III 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86" calcext:value-type="float">
            <text:p>1586</text:p>
          </table:table-cell>
          <table:table-cell table:style-name="ce77" table:formula="of:=[.G168]/[.F168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168]/2.5)*0.7457" office:value-type="float" office:value="473.07208" calcext:value-type="float">
            <text:p>473</text:p>
          </table:table-cell>
          <table:table-cell table:style-name="ce117" table:formula="of:=MIN(([.F168]*[.N168])*[.M168]*[.O168];[.K168])" office:value-type="float" office:value="340.329532233694" calcext:value-type="float">
            <text:p>3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57" calcext:value-type="float">
            <text:p>357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3.9" calcext:value-type="float">
            <text:p>23.9</text:p>
          </table:table-cell>
          <table:table-cell table:style-name="ce71" office:value-type="float" office:value="1333.5" calcext:value-type="float">
            <text:p>1333.5</text:p>
          </table:table-cell>
          <table:table-cell table:style-name="ce77" table:formula="of:=[.G169]/[.F169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2" calcext:value-type="float">
            <text:p>102</text:p>
          </table:table-cell>
          <table:table-cell table:style-name="ce105" table:formula="of:=([.G169]/2.5)*0.7457" office:value-type="float" office:value="397.75638" calcext:value-type="float">
            <text:p>398</text:p>
          </table:table-cell>
          <table:table-cell table:style-name="ce117" table:formula="of:=MIN(([.F169]*[.N169])*[.M169]*[.O169];[.K169])" office:value-type="float" office:value="324.870151991543" calcext:value-type="float">
            <text:p>32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350" calcext:value-type="float">
            <text:p>350</text:p>
          </table:table-cell>
          <table:table-cell table:style-name="ce166" office:value-type="string" calcext:value-type="string">
            <text:p>http://www.lnwrs.org.uk/PassLocos/PassLoco.php?loco=15a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50" calcext:value-type="float">
            <text:p>2050</text:p>
          </table:table-cell>
          <table:table-cell table:style-name="ce77" table:formula="of:=[.G170]/[.F170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92" calcext:value-type="float">
            <text:p>92</text:p>
          </table:table-cell>
          <table:table-cell table:style-name="ce105" table:formula="of:=([.G170]/2.5)*0.7457" office:value-type="float" office:value="611.474" calcext:value-type="float">
            <text:p>611</text:p>
          </table:table-cell>
          <table:table-cell table:style-name="ce117" table:formula="of:=MIN(([.F170]*[.N170])*[.M170]*[.O170];[.K170])" office:value-type="float" office:value="399.585128677839" calcext:value-type="float">
            <text:p>4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60" calcext:value-type="float">
            <text:p>46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75" calcext:value-type="float">
            <text:p>1575</text:p>
          </table:table-cell>
          <table:table-cell table:style-name="ce77" table:formula="of:=[.G171]/[.F171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97" calcext:value-type="float">
            <text:p>97</text:p>
          </table:table-cell>
          <table:table-cell table:style-name="ce105" table:formula="of:=([.G171]/2.5)*0.7457" office:value-type="float" office:value="469.791" calcext:value-type="float">
            <text:p>470</text:p>
          </table:table-cell>
          <table:table-cell table:style-name="ce117" table:formula="of:=MIN(([.F171]*[.N171])*[.M171]*[.O171];[.K171])" office:value-type="float" office:value="375.4591195198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00" calcext:value-type="float">
            <text:p>30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1" calcext:value-type="float">
            <text:p>1911</text:p>
          </table:table-cell>
          <table:table-cell table:style-name="ce28" office:value-type="string" calcext:value-type="string">
            <text:p>GNR D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1129" calcext:value-type="float">
            <text:p>1129</text:p>
          </table:table-cell>
          <table:table-cell table:style-name="ce78" table:formula="of:=[.G172]/[.F172]" office:value-type="float" office:value="59.4210526315789" calcext:value-type="float">
            <text:p>59.42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72" calcext:value-type="float">
            <text:p>72</text:p>
          </table:table-cell>
          <table:table-cell table:style-name="ce106" table:formula="of:=([.G172]/2.5)*0.7457" office:value-type="float" office:value="336.75812" calcext:value-type="float">
            <text:p>337</text:p>
          </table:table-cell>
          <table:table-cell table:style-name="ce116" table:formula="of:=MIN(([.F172]*[.N172])*[.M172]*[.O172];[.K172])" office:value-type="float" office:value="260.192324941706" calcext:value-type="float">
            <text:p>26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75" calcext:value-type="percentage">
            <text:p>6.7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192" calcext:value-type="float">
            <text:p>192</text:p>
          </table:table-cell>
          <table:table-cell table:style-name="ce165" office:value-type="string" calcext:value-type="string">
            <text:p>http://www.lner.info/locos/D/d1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489" calcext:value-type="float">
            <text:p>489</text:p>
          </table:table-cell>
          <table:table-cell table:style-name="ce77" table:formula="of:=[.G173]/[.F173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6" office:value-type="float" office:value="48" calcext:value-type="float">
            <text:p>48</text:p>
          </table:table-cell>
          <table:table-cell table:style-name="ce105" table:formula="of:=([.G173]/2.5)*0.7457" office:value-type="float" office:value="145.85892" calcext:value-type="float">
            <text:p>146</text:p>
          </table:table-cell>
          <table:table-cell table:style-name="ce117" table:formula="of:=MIN(([.F173]*[.N173])*[.M173]*[.O173];[.K173])" office:value-type="float" office:value="119.815479845977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" calcext:value-type="float">
            <text:p>31.75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160" calcext:value-type="float">
            <text:p>1160</text:p>
          </table:table-cell>
          <table:table-cell table:style-name="ce77" table:formula="of:=[.G174]/[.F174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9" calcext:value-type="float">
            <text:p>109</text:p>
          </table:table-cell>
          <table:table-cell table:style-name="ce105" table:formula="of:=([.G174]/2.5)*0.7457" office:value-type="float" office:value="346.0048" calcext:value-type="float">
            <text:p>346</text:p>
          </table:table-cell>
          <table:table-cell table:style-name="ce117" table:formula="of:=MIN(([.F174]*[.N174])*[.M174]*[.O174];[.K174])" office:value-type="float" office:value="289.71122028597" calcext:value-type="float">
            <text:p>2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5" calcext:value-type="float">
            <text:p>25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770" calcext:value-type="float">
            <text:p>1770</text:p>
          </table:table-cell>
          <table:table-cell table:style-name="ce77" table:formula="of:=[.G175]/[.F175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114" calcext:value-type="float">
            <text:p>114</text:p>
          </table:table-cell>
          <table:table-cell table:style-name="ce105" table:formula="of:=([.G175]/2.5)*0.7457" office:value-type="float" office:value="527.9556" calcext:value-type="float">
            <text:p>528</text:p>
          </table:table-cell>
          <table:table-cell table:style-name="ce117" table:formula="of:=MIN(([.F175]*[.N175])*[.M175]*[.O175];[.K175])" office:value-type="float" office:value="332.072356697532" calcext:value-type="float">
            <text:p>3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0" calcext:value-type="float">
            <text:p>38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315" calcext:value-type="float">
            <text:p>1315</text:p>
          </table:table-cell>
          <table:table-cell table:style-name="ce77" table:formula="of:=[.G176]/[.F176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4" calcext:value-type="float">
            <text:p>84</text:p>
          </table:table-cell>
          <table:table-cell table:style-name="ce107" table:formula="of:=([.G176]/2.5)*0.7457" office:value-type="float" office:value="392.2382" calcext:value-type="float">
            <text:p>392</text:p>
          </table:table-cell>
          <table:table-cell table:style-name="ce117" table:formula="of:=MIN(([.F176]*[.N176])*[.M176]*[.O176];[.K176])" office:value-type="float" office:value="381.2703863808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20" calcext:value-type="float">
            <text:p>32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15" calcext:value-type="float">
            <text:p>115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77]/[.F17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77]/2.5)*0.7457" office:value-type="float" office:value="385.97432" calcext:value-type="float">
            <text:p>386</text:p>
          </table:table-cell>
          <table:table-cell table:style-name="ce117" table:formula="of:=MIN(([.F177]*[.N177])*[.M177]*[.O177];[.K177])" office:value-type="float" office:value="344.89430986425" calcext:value-type="float">
            <text:p>3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2" calcext:value-type="float">
            <text:p>152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1815" calcext:value-type="float">
            <text:p>1815</text:p>
          </table:table-cell>
          <table:table-cell table:style-name="ce77" table:formula="of:=[.G178]/[.F17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20" calcext:value-type="float">
            <text:p>120</text:p>
          </table:table-cell>
          <table:table-cell table:style-name="ce105" table:formula="of:=([.G178]/2.5)*0.7457" office:value-type="float" office:value="541.3782" calcext:value-type="float">
            <text:p>541</text:p>
          </table:table-cell>
          <table:table-cell table:style-name="ce117" table:formula="of:=MIN(([.F178]*[.N178])*[.M178]*[.O178];[.K178])" office:value-type="float" office:value="440.247442591425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15" calcext:value-type="float">
            <text:p>415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MR 1000 Class (superheated)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72" office:value-type="float" office:value="28.4" calcext:value-type="float">
            <text:p>28.4</text:p>
          </table:table-cell>
          <table:table-cell table:style-name="ce72" office:value-type="float" office:value="1321" calcext:value-type="float">
            <text:p>1321</text:p>
          </table:table-cell>
          <table:table-cell table:style-name="ce78" table:formula="of:=[.G179]/[.F179]" office:value-type="float" office:value="46.5140845070423" calcext:value-type="float">
            <text:p>46.51</text:p>
          </table:table-cell>
          <table:table-cell table:style-name="ce28" office:value-type="float" office:value="200" calcext:value-type="float">
            <text:p>200</text:p>
          </table:table-cell>
          <table:table-cell table:style-name="ce100" office:value-type="float" office:value="98" calcext:value-type="float">
            <text:p>98</text:p>
          </table:table-cell>
          <table:table-cell table:style-name="ce106" table:formula="of:=([.G179]/2.5)*0.7457" office:value-type="float" office:value="394.02788" calcext:value-type="float">
            <text:p>394</text:p>
          </table:table-cell>
          <table:table-cell table:style-name="ce116" table:formula="of:=MIN(([.F179]*[.N179])*[.M179]*[.O179];[.K179])" office:value-type="float" office:value="394.02788" calcext:value-type="float">
            <text:p>39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Y</text:p>
          </table:table-cell>
          <table:table-cell table:style-name="ce45" office:value-type="float" office:value="360" calcext:value-type="float">
            <text:p>360</text:p>
          </table:table-cell>
          <table:table-cell table:style-name="ce165" office:value-type="string" calcext:value-type="string">
            <text:p>Ahrons p. 328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4" calcext:value-type="float">
            <text:p>54</text:p>
          </table:table-cell>
          <table:table-cell table:style-name="ce52" office:value-type="float" office:value="92" calcext:value-type="float">
            <text:p>92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100" calcext:value-type="float">
            <text:p>1100</text:p>
          </table:table-cell>
          <table:table-cell table:style-name="ce78" table:formula="of:=[.G180]/[.F180]" office:value-type="float" office:value="64.7058823529412" calcext:value-type="float">
            <text:p>64.71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95" calcext:value-type="float">
            <text:p>95</text:p>
          </table:table-cell>
          <table:table-cell table:style-name="ce106" table:formula="of:=([.G180]/2.5)*0.7457" office:value-type="float" office:value="328.108" calcext:value-type="float">
            <text:p>328</text:p>
          </table:table-cell>
          <table:table-cell table:style-name="ce116" table:formula="of:=MIN(([.F180]*[.N180])*[.M180]*[.O180];[.K180])" office:value-type="float" office:value="216.827641522724" calcext:value-type="float">
            <text:p>21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95" calcext:value-type="percentage">
            <text:p>4.9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687" calcext:value-type="float">
            <text:p>1687</text:p>
          </table:table-cell>
          <table:table-cell table:style-name="ce77" table:formula="of:=[.G181]/[.F18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08" calcext:value-type="float">
            <text:p>108</text:p>
          </table:table-cell>
          <table:table-cell table:style-name="ce105" table:formula="of:=([.G181]/2.5)*0.7457" office:value-type="float" office:value="503.19836" calcext:value-type="float">
            <text:p>503</text:p>
          </table:table-cell>
          <table:table-cell table:style-name="ce117" table:formula="of:=MIN(([.F181]*[.N181])*[.M181]*[.O181];[.K181])" office:value-type="float" office:value="375.224721231724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3" calcext:value-type="float">
            <text:p>383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25" calcext:value-type="float">
            <text:p>125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5" calcext:value-type="float">
            <text:p>1885</text:p>
          </table:table-cell>
          <table:table-cell table:style-name="ce77" table:formula="of:=[.G182]/[.F18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7" calcext:value-type="float">
            <text:p>117</text:p>
          </table:table-cell>
          <table:table-cell table:style-name="ce107" table:formula="of:=([.G182]/2.5)*0.7457" office:value-type="float" office:value="562.2578" calcext:value-type="float">
            <text:p>562</text:p>
          </table:table-cell>
          <table:table-cell table:style-name="ce117" table:formula="of:=MIN(([.F182]*[.N182])*[.M182]*[.O182];[.K182])" office:value-type="float" office:value="418.133630958952" calcext:value-type="float">
            <text:p>4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3]/[.F183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1" calcext:value-type="float">
            <text:p>91</text:p>
          </table:table-cell>
          <table:table-cell table:style-name="ce105" table:formula="of:=([.G183]/2.5)*0.7457" office:value-type="float" office:value="351.9704" calcext:value-type="float">
            <text:p>352</text:p>
          </table:table-cell>
          <table:table-cell table:style-name="ce117" table:formula="of:=MIN(([.F183]*[.N183])*[.M183]*[.O183];[.K183])" office:value-type="float" office:value="329.767111687194" calcext:value-type="float">
            <text:p>3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97" calcext:value-type="float">
            <text:p>197</text:p>
          </table:table-cell>
          <table:table-cell table:style-name="ce166" office:value-type="string" calcext:value-type="string">
            <text:p>http://en.wikipedia.org/wiki/Metropolitan_Railway_G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K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0" calcext:value-type="float">
            <text:p>10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4]/[.F184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06" calcext:value-type="float">
            <text:p>106</text:p>
          </table:table-cell>
          <table:table-cell table:style-name="ce106" table:formula="of:=([.G184]/2.5)*0.7457" office:value-type="float" office:value="454.877" calcext:value-type="float">
            <text:p>455</text:p>
          </table:table-cell>
          <table:table-cell table:style-name="ce116" table:formula="of:=MIN(([.F184]*[.N184])*[.M184]*[.O184];[.K184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N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0" calcext:value-type="float">
            <text:p>11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5]/[.F18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16" calcext:value-type="float">
            <text:p>116</text:p>
          </table:table-cell>
          <table:table-cell table:style-name="ce106" table:formula="of:=([.G185]/2.5)*0.7457" office:value-type="float" office:value="454.877" calcext:value-type="float">
            <text:p>455</text:p>
          </table:table-cell>
          <table:table-cell table:style-name="ce116" table:formula="of:=MIN(([.F185]*[.N185])*[.M185]*[.O185];[.K185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6]/[.F186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06" calcext:value-type="float">
            <text:p>106</text:p>
          </table:table-cell>
          <table:table-cell table:style-name="ce107" table:formula="of:=([.G186]/2.5)*0.7457" office:value-type="float" office:value="560.7664" calcext:value-type="float">
            <text:p>561</text:p>
          </table:table-cell>
          <table:table-cell table:style-name="ce117" table:formula="of:=MIN(([.F186]*[.N186])*[.M186]*[.O186];[.K186])" office:value-type="float" office:value="419.959542011175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1.1" calcext:value-type="float">
            <text:p>21.1</text:p>
          </table:table-cell>
          <table:table-cell table:style-name="ce71" office:value-type="float" office:value="1167.25" calcext:value-type="float">
            <text:p>1167.25</text:p>
          </table:table-cell>
          <table:table-cell table:style-name="ce77" table:formula="of:=[.G187]/[.F187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88" calcext:value-type="float">
            <text:p>88</text:p>
          </table:table-cell>
          <table:table-cell table:style-name="ce105" table:formula="of:=([.G187]/2.5)*0.7457" office:value-type="float" office:value="348.16733" calcext:value-type="float">
            <text:p>348</text:p>
          </table:table-cell>
          <table:table-cell table:style-name="ce117" table:formula="of:=MIN(([.F187]*[.N187])*[.M187]*[.O187];[.K187])" office:value-type="float" office:value="294.08732044113" calcext:value-type="float">
            <text:p>29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2.75" calcext:value-type="float">
            <text:p>252.7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00" calcext:value-type="float">
            <text:p>100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8]/[.F188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2" calcext:value-type="float">
            <text:p>82</text:p>
          </table:table-cell>
          <table:table-cell table:style-name="ce105" table:formula="of:=([.G188]/2.5)*0.7457" office:value-type="float" office:value="351.9704" calcext:value-type="float">
            <text:p>352</text:p>
          </table:table-cell>
          <table:table-cell table:style-name="ce117" table:formula="of:=MIN(([.F188]*[.N188])*[.M188]*[.O188];[.K188])" office:value-type="float" office:value="337.537765276288" calcext:value-type="float">
            <text:p>33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64" calcext:value-type="float">
            <text:p>164</text:p>
          </table:table-cell>
          <table:table-cell table:style-name="ce166" office:value-type="string" calcext:value-type="string">
            <text:p>http://en.wikipedia.org/wiki/Metropolitan_Railway_H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9]/[.F189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25" calcext:value-type="float">
            <text:p>125</text:p>
          </table:table-cell>
          <table:table-cell table:style-name="ce107" table:formula="of:=([.G189]/2.5)*0.7457" office:value-type="float" office:value="560.7664" calcext:value-type="float">
            <text:p>561</text:p>
          </table:table-cell>
          <table:table-cell table:style-name="ce117" table:formula="of:=MIN(([.F189]*[.N189])*[.M189]*[.O189];[.K189])" office:value-type="float" office:value="419.959542011175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930" calcext:value-type="float">
            <text:p>2930</text:p>
          </table:table-cell>
          <table:table-cell table:style-name="ce77" table:formula="of:=[.G190]/[.F190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33" calcext:value-type="float">
            <text:p>133</text:p>
          </table:table-cell>
          <table:table-cell table:style-name="ce105" table:formula="of:=([.G190]/2.5)*0.7457" office:value-type="float" office:value="873.9604" calcext:value-type="float">
            <text:p>874</text:p>
          </table:table-cell>
          <table:table-cell table:style-name="ce117" table:formula="of:=MIN(([.F190]*[.N190])*[.M190]*[.O190];[.K190])" office:value-type="float" office:value="582.262746653175" calcext:value-type="float">
            <text:p>58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25" calcext:value-type="float">
            <text:p>52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91]/[.F191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191]/2.5)*0.7457" office:value-type="float" office:value="560.7664" calcext:value-type="float">
            <text:p>561</text:p>
          </table:table-cell>
          <table:table-cell table:style-name="ce117" table:formula="of:=MIN(([.F191]*[.N191])*[.M191]*[.O191];[.K191])" office:value-type="float" office:value="432.881960861566" calcext:value-type="float">
            <text:p>4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92]/[.F192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7" calcext:value-type="float">
            <text:p>87</text:p>
          </table:table-cell>
          <table:table-cell table:style-name="ce105" table:formula="of:=([.G192]/2.5)*0.7457" office:value-type="float" office:value="385.97432" calcext:value-type="float">
            <text:p>386</text:p>
          </table:table-cell>
          <table:table-cell table:style-name="ce117" table:formula="of:=MIN(([.F192]*[.N192])*[.M192]*[.O192];[.K192])" office:value-type="float" office:value="360.110235299438" calcext:value-type="float">
            <text:p>36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SECR N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07" calcext:value-type="float">
            <text:p>107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93]/[.F193]" office:value-type="float" office:value="61" calcext:value-type="float">
            <text:p>61.00</text:p>
          </table:table-cell>
          <table:table-cell table:style-name="ce28" office:value-type="float" office:value="190" calcext:value-type="float">
            <text:p>190</text:p>
          </table:table-cell>
          <table:table-cell table:style-name="ce97" office:value-type="float" office:value="123" calcext:value-type="float">
            <text:p>123</text:p>
          </table:table-cell>
          <table:table-cell table:style-name="ce106" table:formula="of:=([.G193]/2.5)*0.7457" office:value-type="float" office:value="454.877" calcext:value-type="float">
            <text:p>455</text:p>
          </table:table-cell>
          <table:table-cell table:style-name="ce116" table:formula="of:=MIN(([.F193]*[.N193])*[.M193]*[.O193];[.K193])" office:value-type="float" office:value="344.89430986425" calcext:value-type="float">
            <text:p>34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" calcext:value-type="percentage">
            <text:p>6.8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00" calcext:value-type="float">
            <text:p>200</text:p>
          </table:table-cell>
          <table:table-cell table:style-name="ce165"/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GER H88 “Super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8" calcext:value-type="float">
            <text:p>148</text:p>
          </table:table-cell>
          <table:table-cell table:style-name="ce72" office:value-type="float" office:value="21.6" calcext:value-type="float">
            <text:p>21.6</text:p>
          </table:table-cell>
          <table:table-cell table:style-name="ce72" office:value-type="float" office:value="1035.2" calcext:value-type="float">
            <text:p>1035.2</text:p>
          </table:table-cell>
          <table:table-cell table:style-name="ce78" table:formula="of:=[.G194]/[.F194]" office:value-type="float" office:value="47.9259259259259" calcext:value-type="float">
            <text:p>47.9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76" calcext:value-type="float">
            <text:p>76</text:p>
          </table:table-cell>
          <table:table-cell table:style-name="ce106" table:formula="of:=([.G194]/2.5)*0.7457" office:value-type="float" office:value="308.779456" calcext:value-type="float">
            <text:p>309</text:p>
          </table:table-cell>
          <table:table-cell table:style-name="ce116" table:formula="of:=MIN(([.F194]*[.N194])*[.M194]*[.O194];[.K194])" office:value-type="float" office:value="308.779456" calcext:value-type="float">
            <text:p>3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02.5" calcext:value-type="float">
            <text:p>302.5</text:p>
          </table:table-cell>
          <table:table-cell table:style-name="ce165" office:value-type="string" calcext:value-type="string">
            <text:p>http://www.lner.info/locos/D/d14d15d16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020" calcext:value-type="float">
            <text:p>2020</text:p>
          </table:table-cell>
          <table:table-cell table:style-name="ce76" table:formula="of:=[.G195]/[.F195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101" office:value-type="float" office:value="141" calcext:value-type="float">
            <text:p>141</text:p>
          </table:table-cell>
          <table:table-cell table:style-name="ce104" table:formula="of:=([.G195]/2.5)*0.7457" office:value-type="float" office:value="602.5256" calcext:value-type="float">
            <text:p>603</text:p>
          </table:table-cell>
          <table:table-cell table:style-name="ce118" office:value-type="float" office:value="458" calcext:value-type="float">
            <text:p>458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8" calcext:value-type="float">
            <text:p>23.81</text:p>
          </table:table-cell>
          <table:table-cell table:style-name="ce128" table:formula="of:=([.L195]/[.M195])/([.F195]*[.N195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35" office:value-type="float" office:value="265" calcext:value-type="float">
            <text:p>265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1" calcext:value-type="float">
            <text:p>141</text:p>
          </table:table-cell>
          <table:table-cell table:style-name="ce71" office:value-type="float" office:value="28.5" calcext:value-type="float">
            <text:p>28.5</text:p>
          </table:table-cell>
          <table:table-cell table:style-name="ce71" table:formula="of:=147+1170" office:value-type="float" office:value="1317" calcext:value-type="float">
            <text:p>1317</text:p>
          </table:table-cell>
          <table:table-cell table:style-name="ce77" table:formula="of:=[.G196]/[.F196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1" calcext:value-type="float">
            <text:p>101</text:p>
          </table:table-cell>
          <table:table-cell table:style-name="ce105" table:formula="of:=([.G196]/2.5)*0.7457" office:value-type="float" office:value="392.83476" calcext:value-type="float">
            <text:p>393</text:p>
          </table:table-cell>
          <table:table-cell table:style-name="ce117" table:formula="of:=MIN(([.F196]*[.N196])*[.M196]*[.O196];[.K196])" office:value-type="float" office:value="392.83476" calcext:value-type="float">
            <text:p>3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Y</text:p>
          </table:table-cell>
          <table:table-cell table:style-name="ce46" office:value-type="float" office:value="272" calcext:value-type="float">
            <text:p>272</text:p>
          </table:table-cell>
          <table:table-cell table:style-name="ce166" office:value-type="string" calcext:value-type="string">
            <text:p>http://en.wikipedia.org/wiki/LMS_Compound_4-4-0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967" calcext:value-type="float">
            <text:p>967</text:p>
          </table:table-cell>
          <table:table-cell table:style-name="ce77" table:formula="of:=[.G197]/[.F197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3" calcext:value-type="float">
            <text:p>93</text:p>
          </table:table-cell>
          <table:table-cell table:style-name="ce105" table:formula="of:=([.G197]/2.5)*0.7457" office:value-type="float" office:value="288.43676" calcext:value-type="float">
            <text:p>288</text:p>
          </table:table-cell>
          <table:table-cell table:style-name="ce117" table:formula="of:=MIN(([.F197]*[.N197])*[.M197]*[.O197];[.K197])" office:value-type="float" office:value="212.554033309365" calcext:value-type="float">
            <text:p>21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LMS_Fowler_Class_3F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20" calcext:value-type="float">
            <text:p>120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505" calcext:value-type="float">
            <text:p>1505</text:p>
          </table:table-cell>
          <table:table-cell table:style-name="ce77" table:formula="of:=[.G198]/[.F198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98]/2.5)*0.7457" office:value-type="float" office:value="448.9114" calcext:value-type="float">
            <text:p>449</text:p>
          </table:table-cell>
          <table:table-cell table:style-name="ce117" table:formula="of:=MIN(([.F198]*[.N198])*[.M198]*[.O198];[.K198])" office:value-type="float" office:value="409.00407569784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1990" calcext:value-type="float">
            <text:p>1990</text:p>
          </table:table-cell>
          <table:table-cell table:style-name="ce77" table:formula="of:=[.G199]/[.F199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9" calcext:value-type="float">
            <text:p>149</text:p>
          </table:table-cell>
          <table:table-cell table:style-name="ce105" table:formula="of:=([.G199]/2.5)*0.7457" office:value-type="float" office:value="593.5772" calcext:value-type="float">
            <text:p>594</text:p>
          </table:table-cell>
          <table:table-cell table:style-name="ce117" table:formula="of:=MIN(([.F199]*[.N199])*[.M199]*[.O199];[.K199])" office:value-type="float" office:value="433.655283045447" calcext:value-type="float">
            <text:p>43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75" calcext:value-type="float">
            <text:p>37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50" office:value-type="float" office:value="60" calcext:value-type="float">
            <text:p>60</text:p>
          </table:table-cell>
          <table:table-cell table:style-name="ce71" office:value-type="float" office:value="19.5" calcext:value-type="float">
            <text:p>19.5</text:p>
          </table:table-cell>
          <table:table-cell table:style-name="ce71" office:value-type="float" office:value="921.1" calcext:value-type="float">
            <text:p>921.1</text:p>
          </table:table-cell>
          <table:table-cell table:style-name="ce77" table:formula="of:=[.G200]/[.F200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200]/2.5)*0.7457" office:value-type="float" office:value="274.745708" calcext:value-type="float">
            <text:p>275</text:p>
          </table:table-cell>
          <table:table-cell table:style-name="ce117" table:formula="of:=MIN(([.F200]*[.N200])*[.M200]*[.O200];[.K200])" office:value-type="float" office:value="197.807030657438" calcext:value-type="float">
            <text:p>1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49" calcext:value-type="float">
            <text:p>149</text:p>
          </table:table-cell>
          <table:table-cell table:style-name="ce166" office:value-type="string" calcext:value-type="string">
            <text:p>http://en.wikipedia.org/wiki/South_African_Class_NG_G16_2-6-2%2B2-6-2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2200" calcext:value-type="float">
            <text:p>2200</text:p>
          </table:table-cell>
          <table:table-cell table:style-name="ce76" table:formula="of:=[.G201]/[.F201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101" office:value-type="float" office:value="177" calcext:value-type="float">
            <text:p>177</text:p>
          </table:table-cell>
          <table:table-cell table:style-name="ce104" table:formula="of:=([.G201]/2.5)*0.7457" office:value-type="float" office:value="656.216" calcext:value-type="float">
            <text:p>656</text:p>
          </table:table-cell>
          <table:table-cell table:style-name="ce118" office:value-type="float" office:value="622" calcext:value-type="float">
            <text:p>622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7.2155" calcext:value-type="float">
            <text:p>27.22</text:p>
          </table:table-cell>
          <table:table-cell table:style-name="ce128" table:formula="of:=([.L201]/[.M201])/([.F201]*[.N201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35" office:value-type="float" office:value="290" calcext:value-type="float">
            <text:p>290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265" calcext:value-type="float">
            <text:p>1265</text:p>
          </table:table-cell>
          <table:table-cell table:style-name="ce77" table:formula="of:=[.G202]/[.F202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202]/2.5)*0.7457" office:value-type="float" office:value="377.3242" calcext:value-type="float">
            <text:p>377</text:p>
          </table:table-cell>
          <table:table-cell table:style-name="ce117" table:formula="of:=MIN(([.F202]*[.N202])*[.M202]*[.O202];[.K202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" calcext:value-type="percentage">
            <text:p>7.3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85" calcext:value-type="float">
            <text:p>185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40" office:value-type="string" calcext:value-type="string">
            <text:p>2-6-0+0-6-2</text:p>
          </table:table-cell>
          <table:table-cell table:style-name="ce26"/>
          <table:table-cell table:style-name="ce50" office:value-type="float" office:value="80" calcext:value-type="float">
            <text:p>80</text:p>
          </table:table-cell>
          <table:table-cell table:style-name="ce71" office:value-type="float" office:value="44.5" calcext:value-type="float">
            <text:p>44.5</text:p>
          </table:table-cell>
          <table:table-cell table:style-name="ce71" table:formula="of:=183+1954" office:value-type="float" office:value="2137" calcext:value-type="float">
            <text:p>2137</text:p>
          </table:table-cell>
          <table:table-cell table:style-name="ce77" table:formula="of:=[.G203]/[.F203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6" office:value-type="float" office:value="203" calcext:value-type="float">
            <text:p>203</text:p>
          </table:table-cell>
          <table:table-cell table:style-name="ce105" table:formula="of:=([.G203]/2.5)*0.7457" office:value-type="float" office:value="637.42436" calcext:value-type="float">
            <text:p>637</text:p>
          </table:table-cell>
          <table:table-cell table:style-name="ce117" table:formula="of:=MIN(([.F203]*[.N203])*[.M203]*[.O203];[.K203])" office:value-type="float" office:value="609.397813679259" calcext:value-type="float">
            <text:p>6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66" calcext:value-type="float">
            <text:p>466</text:p>
          </table:table-cell>
          <table:table-cell table:style-name="ce166" office:value-type="string" calcext:value-type="string">
            <text:p>http://en.wikipedia.org/wiki/LMS_Garratt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80" calcext:value-type="float">
            <text:p>2080</text:p>
          </table:table-cell>
          <table:table-cell table:style-name="ce77" table:formula="of:=[.G204]/[.F204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6" office:value-type="float" office:value="148" calcext:value-type="float">
            <text:p>148</text:p>
          </table:table-cell>
          <table:table-cell table:style-name="ce105" table:formula="of:=([.G204]/2.5)*0.7457" office:value-type="float" office:value="620.4224" calcext:value-type="float">
            <text:p>620</text:p>
          </table:table-cell>
          <table:table-cell table:style-name="ce117" table:formula="of:=MIN(([.F204]*[.N204])*[.M204]*[.O204];[.K204])" office:value-type="float" office:value="455.970565541119" calcext:value-type="float">
            <text:p>4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00" calcext:value-type="float">
            <text:p>40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60" calcext:value-type="float">
            <text:p>16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690" calcext:value-type="float">
            <text:p>2690</text:p>
          </table:table-cell>
          <table:table-cell table:style-name="ce77" table:formula="of:=[.G205]/[.F205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6" calcext:value-type="float">
            <text:p>146</text:p>
          </table:table-cell>
          <table:table-cell table:style-name="ce105" table:formula="of:=([.G205]/2.5)*0.7457" office:value-type="float" office:value="802.3732" calcext:value-type="float">
            <text:p>802</text:p>
          </table:table-cell>
          <table:table-cell table:style-name="ce117" table:formula="of:=MIN(([.F205]*[.N205])*[.M205]*[.O205];[.K205])" office:value-type="float" office:value="622.854778134139" calcext:value-type="float">
            <text:p>6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635" calcext:value-type="float">
            <text:p>63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1400" calcext:value-type="float">
            <text:p>1400</text:p>
          </table:table-cell>
          <table:table-cell table:style-name="ce77" table:formula="of:=[.G206]/[.F206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96" calcext:value-type="float">
            <text:p>96</text:p>
          </table:table-cell>
          <table:table-cell table:style-name="ce105" table:formula="of:=([.G206]/2.5)*0.7457" office:value-type="float" office:value="417.592" calcext:value-type="float">
            <text:p>418</text:p>
          </table:table-cell>
          <table:table-cell table:style-name="ce117" table:formula="of:=MIN(([.F206]*[.N206])*[.M206]*[.O206];[.K206])" office:value-type="float" office:value="374.514644711415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275" calcext:value-type="float">
            <text:p>27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6" table:formula="of:=[.G207]/[.F207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21" calcext:value-type="float">
            <text:p>121</text:p>
          </table:table-cell>
          <table:table-cell table:style-name="ce104" table:formula="of:=([.G207]/2.5)*0.7457" office:value-type="float" office:value="548.8352" calcext:value-type="float">
            <text:p>549</text:p>
          </table:table-cell>
          <table:table-cell table:style-name="ce112" office:value-type="float" office:value="410" calcext:value-type="float">
            <text:p>41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07]/[.M207])/([.F207]*[.N207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MS 2P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40" calcext:value-type="float">
            <text:p>140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formula="of:=1034+124" office:value-type="float" office:value="1158" calcext:value-type="float">
            <text:p>1158</text:p>
          </table:table-cell>
          <table:table-cell table:style-name="ce77" table:formula="of:=[.G208]/[.F208]" office:value-type="float" office:value="55.1428571428571" calcext:value-type="float">
            <text:p>55.14</text:p>
          </table:table-cell>
          <table:table-cell table:style-name="ce30" office:value-type="float" office:value="180" calcext:value-type="float">
            <text:p>180</text:p>
          </table:table-cell>
          <table:table-cell table:style-name="ce102" office:value-type="float" office:value="79" calcext:value-type="float">
            <text:p>79</text:p>
          </table:table-cell>
          <table:table-cell table:style-name="ce105" table:formula="of:=([.G208]/2.5)*0.7457" office:value-type="float" office:value="345.40824" calcext:value-type="float">
            <text:p>345</text:p>
          </table:table-cell>
          <table:table-cell table:style-name="ce117" table:formula="of:=MIN(([.F208]*[.N208])*[.M208]*[.O208];[.K208])" office:value-type="float" office:value="298.232138529675" calcext:value-type="float">
            <text:p>2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52" calcext:value-type="float">
            <text:p>252</text:p>
          </table:table-cell>
          <table:table-cell table:style-name="ce172" office:value-type="string" calcext:value-type="string">
            <text:p>http://en.wikipedia.org/wiki/LMS_Class_2P_4-4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NER B17 Class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0" calcext:value-type="float">
            <text:p>80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09]/[.F209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09]/2.5)*0.7457" office:value-type="float" office:value="499.619" calcext:value-type="float">
            <text:p>500</text:p>
          </table:table-cell>
          <table:table-cell table:style-name="ce117" table:formula="of:=MIN(([.F209]*[.N209])*[.M209]*[.O209];[.K209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SR U Class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72" calcext:value-type="float">
            <text:p>72</text:p>
          </table:table-cell>
          <table:table-cell table:style-name="ce54" office:value-type="float" office:value="120" calcext:value-type="float">
            <text:p>12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25" calcext:value-type="float">
            <text:p>1525</text:p>
          </table:table-cell>
          <table:table-cell table:style-name="ce77" table:formula="of:=[.G210]/[.F210]" office:value-type="float" office:value="61" calcext:value-type="float">
            <text:p>61.0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6" calcext:value-type="float">
            <text:p>106</text:p>
          </table:table-cell>
          <table:table-cell table:style-name="ce107" table:formula="of:=([.G210]/2.5)*0.7457" office:value-type="float" office:value="454.877" calcext:value-type="float">
            <text:p>455</text:p>
          </table:table-cell>
          <table:table-cell table:style-name="ce117" table:formula="of:=MIN(([.F210]*[.N210])*[.M210]*[.O210];[.K210])" office:value-type="float" office:value="349.966285009312" calcext:value-type="float">
            <text:p>3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30" table:number-columns-repeated="1004"/>
          <table:table-cell table:style-name="ce177"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SR U1 Class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72" calcext:value-type="float">
            <text:p>72</text:p>
          </table:table-cell>
          <table:table-cell table:style-name="ce54" office:value-type="float" office:value="117" calcext:value-type="float">
            <text:p>11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25" calcext:value-type="float">
            <text:p>1525</text:p>
          </table:table-cell>
          <table:table-cell table:style-name="ce77" table:formula="of:=[.G211]/[.F211]" office:value-type="float" office:value="61" calcext:value-type="float">
            <text:p>61.0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13" calcext:value-type="float">
            <text:p>113</text:p>
          </table:table-cell>
          <table:table-cell table:style-name="ce107" table:formula="of:=([.G211]/2.5)*0.7457" office:value-type="float" office:value="454.877" calcext:value-type="float">
            <text:p>455</text:p>
          </table:table-cell>
          <table:table-cell table:style-name="ce117" table:formula="of:=MIN(([.F211]*[.N211])*[.M211]*[.O211];[.K211])" office:value-type="float" office:value="346.618781413571" calcext:value-type="float">
            <text:p>34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.5" calcext:value-type="float">
            <text:p>25.50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30" table:number-columns-repeated="1004"/>
          <table:table-cell table:style-name="ce177"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GWR 57xx Class</text:p>
          </table:table-cell>
          <table:table-cell table:style-name="ce41" office:value-type="string" calcext:value-type="string">
            <text:p>0-6-0T</text:p>
          </table:table-cell>
          <table:table-cell table:style-name="ce30" office:value-type="float" office:value="55.5" calcext:value-type="float">
            <text:p>55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15.3" calcext:value-type="float">
            <text:p>15.3</text:p>
          </table:table-cell>
          <table:table-cell table:style-name="ce30" office:value-type="float" office:value="1115" calcext:value-type="float">
            <text:p>1115</text:p>
          </table:table-cell>
          <table:table-cell table:style-name="ce77" table:formula="of:=[.G212]/[.F212]" office:value-type="float" office:value="72.875816993464" calcext:value-type="float">
            <text:p>72.88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12]/2.5)*0.7457" office:value-type="float" office:value="332.5822" calcext:value-type="float">
            <text:p>333</text:p>
          </table:table-cell>
          <table:table-cell table:style-name="ce117" table:formula="of:=MIN(([.F212]*[.N212])*[.M212]*[.O212];[.K212])" office:value-type="float" office:value="255.212864883648" calcext:value-type="float">
            <text:p>25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?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LMS 7F Class</text:p>
          </table:table-cell>
          <table:table-cell table:style-name="ce41" office:value-type="string" calcext:value-type="string">
            <text:p>0-8-0</text:p>
          </table:table-cell>
          <table:table-cell table:style-name="ce30" office:value-type="float" office:value="56.5" calcext:value-type="float">
            <text:p>56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table:formula="of:=1434+150" office:value-type="float" office:value="1584" calcext:value-type="float">
            <text:p>1584</text:p>
          </table:table-cell>
          <table:table-cell table:style-name="ce77" table:formula="of:=[.G213]/[.F213]" office:value-type="float" office:value="67.4042553191489" calcext:value-type="float">
            <text:p>67.4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2" calcext:value-type="float">
            <text:p>132</text:p>
          </table:table-cell>
          <table:table-cell table:style-name="ce105" table:formula="of:=([.G213]/2.5)*0.7457" office:value-type="float" office:value="472.47552" calcext:value-type="float">
            <text:p>472</text:p>
          </table:table-cell>
          <table:table-cell table:style-name="ce117" table:formula="of:=MIN(([.F213]*[.N213])*[.M213]*[.O213];[.K213])" office:value-type="float" office:value="331.352136226933" calcext:value-type="float">
            <text:p>33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3" calcext:value-type="float">
            <text:p>353</text:p>
          </table:table-cell>
          <table:table-cell table:style-name="ce172" office:value-type="string" calcext:value-type="string">
            <text:p>http://en.wikipedia.org/wiki/LMS_Class_7F_0-8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GWR 14xx Class</text:p>
          </table:table-cell>
          <table:table-cell table:style-name="ce41" office:value-type="string" calcext:value-type="string">
            <text:p>0-4-2T</text:p>
          </table:table-cell>
          <table:table-cell table:style-name="ce30" office:value-type="float" office:value="62" calcext:value-type="float">
            <text:p>62</text:p>
          </table:table-cell>
          <table:table-cell table:style-name="ce54" office:value-type="float" office:value="87" calcext:value-type="float">
            <text:p>8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55" calcext:value-type="float">
            <text:p>955</text:p>
          </table:table-cell>
          <table:table-cell table:style-name="ce77" table:formula="of:=[.G214]/[.F214]" office:value-type="float" office:value="73.4615384615385" calcext:value-type="float">
            <text:p>73.46</text:p>
          </table:table-cell>
          <table:table-cell table:style-name="ce30" office:value-type="float" office:value="165" calcext:value-type="float">
            <text:p>165</text:p>
          </table:table-cell>
          <table:table-cell table:style-name="ce102" office:value-type="float" office:value="62" calcext:value-type="float">
            <text:p>62</text:p>
          </table:table-cell>
          <table:table-cell table:style-name="ce105" table:formula="of:=([.G214]/2.5)*0.7457" office:value-type="float" office:value="284.8574" calcext:value-type="float">
            <text:p>285</text:p>
          </table:table-cell>
          <table:table-cell table:style-name="ce117" table:formula="of:=MIN(([.F214]*[.N214])*[.M214]*[.O214];[.K214])" office:value-type="float" office:value="197.051423504551" calcext:value-type="float">
            <text:p>1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1" calcext:value-type="percentage">
            <text:p>5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Fowler 3P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3" calcext:value-type="float">
            <text:p>63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880" calcext:value-type="float">
            <text:p>880</text:p>
          </table:table-cell>
          <table:table-cell table:style-name="ce77" table:formula="of:=[.G215]/[.F215]" office:value-type="float" office:value="48.8888888888889" calcext:value-type="float">
            <text:p>48.89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98" calcext:value-type="float">
            <text:p>98</text:p>
          </table:table-cell>
          <table:table-cell table:style-name="ce105" table:formula="of:=([.G215]/2.5)*0.7457" office:value-type="float" office:value="262.4864" calcext:value-type="float">
            <text:p>262</text:p>
          </table:table-cell>
          <table:table-cell table:style-name="ce117" table:formula="of:=MIN(([.F215]*[.N215])*[.M215]*[.O215];[.K215])" office:value-type="float" office:value="262.4864" calcext:value-type="float">
            <text:p>26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0" calcext:value-type="float">
            <text:p>8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“Patriot”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735" calcext:value-type="float">
            <text:p>1735</text:p>
          </table:table-cell>
          <table:table-cell table:style-name="ce77" table:formula="of:=[.G216]/[.F216]" office:value-type="float" office:value="55.9677419354839" calcext:value-type="float">
            <text:p>55.97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18" calcext:value-type="float">
            <text:p>118</text:p>
          </table:table-cell>
          <table:table-cell table:style-name="ce105" table:formula="of:=([.G216]/2.5)*0.7457" office:value-type="float" office:value="517.5158" calcext:value-type="float">
            <text:p>518</text:p>
          </table:table-cell>
          <table:table-cell table:style-name="ce117" table:formula="of:=MIN(([.F216]*[.N216])*[.M216]*[.O216];[.K216])" office:value-type="float" office:value="449.681316361241" calcext:value-type="float">
            <text:p>4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65" calcext:value-type="float">
            <text:p>36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Class V “Schools”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79" calcext:value-type="float">
            <text:p>79</text:p>
          </table:table-cell>
          <table:table-cell table:style-name="ce54" office:value-type="float" office:value="153" calcext:value-type="float">
            <text:p>15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765" calcext:value-type="float">
            <text:p>1765</text:p>
          </table:table-cell>
          <table:table-cell table:style-name="ce77" table:formula="of:=[.G217]/[.F217]" office:value-type="float" office:value="63.0357142857143" calcext:value-type="float">
            <text:p>63.04</text:p>
          </table:table-cell>
          <table:table-cell table:style-name="ce30" office:value-type="float" office:value="220" calcext:value-type="float">
            <text:p>220</text:p>
          </table:table-cell>
          <table:table-cell table:style-name="ce102" office:value-type="float" office:value="112" calcext:value-type="float">
            <text:p>112</text:p>
          </table:table-cell>
          <table:table-cell table:style-name="ce105" table:formula="of:=([.G217]/2.5)*0.7457" office:value-type="float" office:value="526.4642" calcext:value-type="float">
            <text:p>526</text:p>
          </table:table-cell>
          <table:table-cell table:style-name="ce117" table:formula="of:=MIN(([.F217]*[.N217])*[.M217]*[.O217];[.K217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W Class</text:p>
          </table:table-cell>
          <table:table-cell table:style-name="ce41" office:value-type="string" calcext:value-type="string">
            <text:p>2-6-4T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25" calcext:value-type="float">
            <text:p>1525</text:p>
          </table:table-cell>
          <table:table-cell table:style-name="ce77" table:formula="of:=[.G218]/[.F218]" office:value-type="float" office:value="61" calcext:value-type="float">
            <text:p>61.0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1" calcext:value-type="float">
            <text:p>131</text:p>
          </table:table-cell>
          <table:table-cell table:style-name="ce107" table:formula="of:=([.G218]/2.5)*0.7457" office:value-type="float" office:value="454.877" calcext:value-type="float">
            <text:p>455</text:p>
          </table:table-cell>
          <table:table-cell table:style-name="ce117" table:formula="of:=MIN(([.F218]*[.N218])*[.M218]*[.O218];[.K218])" office:value-type="float" office:value="349.966285009312" calcext:value-type="float">
            <text:p>3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30" table:number-columns-repeated="1004"/>
          <table:table-cell table:style-name="ce177" table:number-columns-repeated="2"/>
        </table:table-row>
        <table:table-row table:style-name="ro3">
          <table:table-cell table:style-name="ce30" office:value-type="float" office:value="1932" calcext:value-type="float">
            <text:p>1932</text:p>
          </table:table-cell>
          <table:table-cell table:style-name="ce30" office:value-type="string" calcext:value-type="string">
            <text:p>LMS 2P Tank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7" calcext:value-type="float">
            <text:p>67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table:formula="of:=104+902" office:value-type="float" office:value="1006" calcext:value-type="float">
            <text:p>1006</text:p>
          </table:table-cell>
          <table:table-cell table:style-name="ce77" table:formula="of:=[.G219]/[.F219]" office:value-type="float" office:value="57.4857142857143" calcext:value-type="float">
            <text:p>57.49</text:p>
          </table:table-cell>
          <table:table-cell table:style-name="ce30" office:value-type="float" office:value="160" calcext:value-type="float">
            <text:p>160</text:p>
          </table:table-cell>
          <table:table-cell table:style-name="ce102" office:value-type="float" office:value="76" calcext:value-type="float">
            <text:p>76</text:p>
          </table:table-cell>
          <table:table-cell table:style-name="ce105" table:formula="of:=([.G219]/2.5)*0.7457" office:value-type="float" office:value="300.06968" calcext:value-type="float">
            <text:p>300</text:p>
          </table:table-cell>
          <table:table-cell table:style-name="ce117" table:formula="of:=MIN(([.F219]*[.N219])*[.M219]*[.O219];[.K219])" office:value-type="float" office:value="232.4809739321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en.wikipedia.org/wiki/LMS_Stanier_Class_2_0-4-4T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“Princess Royal”</text:p>
          </table:table-cell>
          <table:table-cell table:style-name="ce41" office:value-type="string" calcext:value-type="string">
            <text:p>4-6-2</text:p>
          </table:table-cell>
          <table:table-cell table:style-name="ce30" office:value-type="float" office:value="78" calcext:value-type="float">
            <text:p>78</text:p>
          </table:table-cell>
          <table:table-cell table:style-name="ce54" office:value-type="float" office:value="155" calcext:value-type="float">
            <text:p>1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615" calcext:value-type="float">
            <text:p>2615</text:p>
          </table:table-cell>
          <table:table-cell table:style-name="ce77" table:formula="of:=[.G220]/[.F220]" office:value-type="float" office:value="58.1111111111111" calcext:value-type="float">
            <text:p>58.11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79" calcext:value-type="float">
            <text:p>179</text:p>
          </table:table-cell>
          <table:table-cell table:style-name="ce105" table:formula="of:=([.G220]/2.5)*0.7457" office:value-type="float" office:value="780.0022" calcext:value-type="float">
            <text:p>780</text:p>
          </table:table-cell>
          <table:table-cell table:style-name="ce117" table:formula="of:=MIN(([.F220]*[.N220])*[.M220]*[.O220];[.K220])" office:value-type="float" office:value="671.022311691769" calcext:value-type="float">
            <text:p>6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95" calcext:value-type="float">
            <text:p>59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Stanier Mogul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125" calcext:value-type="float">
            <text:p>1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70" calcext:value-type="float">
            <text:p>1370</text:p>
          </table:table-cell>
          <table:table-cell table:style-name="ce77" table:formula="of:=[.G221]/[.F221]" office:value-type="float" office:value="48.9285714285714" calcext:value-type="float">
            <text:p>48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17" calcext:value-type="float">
            <text:p>117</text:p>
          </table:table-cell>
          <table:table-cell table:style-name="ce105" table:formula="of:=([.G221]/2.5)*0.7457" office:value-type="float" office:value="408.6436" calcext:value-type="float">
            <text:p>409</text:p>
          </table:table-cell>
          <table:table-cell table:style-name="ce117" table:formula="of:=MIN(([.F221]*[.N221])*[.M221]*[.O221];[.K221])" office:value-type="float" office:value="408.6436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5" calcext:value-type="float">
            <text:p>22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7" table:formula="of:=[.G222]/[.F222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3" calcext:value-type="float">
            <text:p>113</text:p>
          </table:table-cell>
          <table:table-cell table:style-name="ce105" table:formula="of:=([.G222]/2.5)*0.7457" office:value-type="float" office:value="514.533" calcext:value-type="float">
            <text:p>515</text:p>
          </table:table-cell>
          <table:table-cell table:style-name="ce117" table:formula="of:=MIN(([.F222]*[.N222])*[.M222]*[.O222];[.K222])" office:value-type="float" office:value="440.133830348176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8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3]/[.F22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68" calcext:value-type="float">
            <text:p>168</text:p>
          </table:table-cell>
          <table:table-cell table:style-name="ce105" table:formula="of:=([.G223]/2.5)*0.7457" office:value-type="float" office:value="377.3242" calcext:value-type="float">
            <text:p>377</text:p>
          </table:table-cell>
          <table:table-cell table:style-name="ce117" table:formula="of:=MIN(([.F223]*[.N223])*[.M223]*[.O223];[.K223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6" table:formula="of:=[.G224]/[.F224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200" calcext:value-type="float">
            <text:p>200</text:p>
          </table:table-cell>
          <table:table-cell table:style-name="ce104" table:formula="of:=([.G224]/2.5)*0.7457" office:value-type="float" office:value="809.8302" calcext:value-type="float">
            <text:p>810</text:p>
          </table:table-cell>
          <table:table-cell table:style-name="ce118" office:value-type="float" office:value="653" calcext:value-type="float">
            <text:p>65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24]/[.M224])/([.F224]*[.N224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7" table:formula="of:=[.G225]/[.F225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9" calcext:value-type="float">
            <text:p>119</text:p>
          </table:table-cell>
          <table:table-cell table:style-name="ce105" table:formula="of:=([.G225]/2.5)*0.7457" office:value-type="float" office:value="489.1792" calcext:value-type="float">
            <text:p>489</text:p>
          </table:table-cell>
          <table:table-cell table:style-name="ce117" table:formula="of:=MIN(([.F225]*[.N225])*[.M225]*[.O225];[.K225])" office:value-type="float" office:value="465.404439310935" calcext:value-type="float">
            <text:p>46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6]/[.F226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10" calcext:value-type="float">
            <text:p>110</text:p>
          </table:table-cell>
          <table:table-cell table:style-name="ce105" table:formula="of:=([.G226]/2.5)*0.7457" office:value-type="float" office:value="377.3242" calcext:value-type="float">
            <text:p>377</text:p>
          </table:table-cell>
          <table:table-cell table:style-name="ce117" table:formula="of:=MIN(([.F226]*[.N226])*[.M226]*[.O226];[.K226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6" table:formula="of:=[.G227]/[.F227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58" calcext:value-type="float">
            <text:p>158</text:p>
          </table:table-cell>
          <table:table-cell table:style-name="ce104" table:formula="of:=([.G227]/2.5)*0.7457" office:value-type="float" office:value="768.071" calcext:value-type="float">
            <text:p>768</text:p>
          </table:table-cell>
          <table:table-cell table:style-name="ce118" office:value-type="float" office:value="687" calcext:value-type="float">
            <text:p>68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1552" calcext:value-type="float">
            <text:p>27.22</text:p>
          </table:table-cell>
          <table:table-cell table:style-name="ce128" table:formula="of:=([.L227]/[.M227])/([.F227]*[.N227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228]/[.F228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6" calcext:value-type="float">
            <text:p>96</text:p>
          </table:table-cell>
          <table:table-cell table:style-name="ce105" table:formula="of:=([.G228]/2.5)*0.7457" office:value-type="float" office:value="311.7026" calcext:value-type="float">
            <text:p>312</text:p>
          </table:table-cell>
          <table:table-cell table:style-name="ce117" table:formula="of:=MIN(([.F228]*[.N228])*[.M228]*[.O228];[.K228])" office:value-type="float" office:value="249.67947569775" calcext:value-type="float">
            <text:p>2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50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7" table:formula="of:=[.G229]/[.F229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44" calcext:value-type="float">
            <text:p>144</text:p>
          </table:table-cell>
          <table:table-cell table:style-name="ce105" table:formula="of:=([.G229]/2.5)*0.7457" office:value-type="float" office:value="436.9802" calcext:value-type="float">
            <text:p>437</text:p>
          </table:table-cell>
          <table:table-cell table:style-name="ce117" table:formula="of:=MIN(([.F229]*[.N229])*[.M229]*[.O229];[.K229])" office:value-type="float" office:value="420.36530002278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6" table:formula="of:=[.G230]/[.F230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150" calcext:value-type="float">
            <text:p>150</text:p>
          </table:table-cell>
          <table:table-cell table:style-name="ce104" table:formula="of:=([.G230]/2.5)*0.7457" office:value-type="float" office:value="724.8204" calcext:value-type="float">
            <text:p>725</text:p>
          </table:table-cell>
          <table:table-cell table:style-name="ce112" office:value-type="float" office:value="670" calcext:value-type="float">
            <text:p>67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30]/[.M230])/([.F230]*[.N230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7" table:formula="of:=[.G231]/[.F231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80" calcext:value-type="float">
            <text:p>180</text:p>
          </table:table-cell>
          <table:table-cell table:style-name="ce105" table:formula="of:=([.G231]/2.5)*0.7457" office:value-type="float" office:value="838.1668" calcext:value-type="float">
            <text:p>838</text:p>
          </table:table-cell>
          <table:table-cell table:style-name="ce117" table:formula="of:=MIN(([.F231]*[.N231])*[.M231]*[.O231];[.K231])" office:value-type="float" office:value="760.796271759375" calcext:value-type="float">
            <text:p>76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32]/[.F232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32]/2.5)*0.7457" office:value-type="float" office:value="499.619" calcext:value-type="float">
            <text:p>500</text:p>
          </table:table-cell>
          <table:table-cell table:style-name="ce117" table:formula="of:=MIN(([.F232]*[.N232])*[.M232]*[.O232];[.K232])" office:value-type="float" office:value="417.524993941545" calcext:value-type="float">
            <text:p>4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05" calcext:value-type="float">
            <text:p>10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80" calcext:value-type="float">
            <text:p>1480</text:p>
          </table:table-cell>
          <table:table-cell table:style-name="ce77" table:formula="of:=[.G233]/[.F233]" office:value-type="float" office:value="70.4761904761905" calcext:value-type="float">
            <text:p>70.48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39" calcext:value-type="float">
            <text:p>139</text:p>
          </table:table-cell>
          <table:table-cell table:style-name="ce105" table:formula="of:=([.G233]/2.5)*0.7457" office:value-type="float" office:value="441.4544" calcext:value-type="float">
            <text:p>441</text:p>
          </table:table-cell>
          <table:table-cell table:style-name="ce117" table:formula="of:=MIN(([.F233]*[.N233])*[.M233]*[.O233];[.K233])" office:value-type="float" office:value="353.628283368192" calcext:value-type="float">
            <text:p>3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2" calcext:value-type="percentage">
            <text:p>7.42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90" calcext:value-type="float">
            <text:p>19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450" calcext:value-type="float">
            <text:p>2450</text:p>
          </table:table-cell>
          <table:table-cell table:style-name="ce77" table:formula="of:=[.G234]/[.F234]" office:value-type="float" office:value="50" calcext:value-type="float">
            <text:p>50.00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67" calcext:value-type="float">
            <text:p>167</text:p>
          </table:table-cell>
          <table:table-cell table:style-name="ce105" table:formula="of:=([.G234]/2.5)*0.7457" office:value-type="float" office:value="730.786" calcext:value-type="float">
            <text:p>731</text:p>
          </table:table-cell>
          <table:table-cell table:style-name="ce117" table:formula="of:=MIN(([.F234]*[.N234])*[.M234]*[.O234];[.K234])" office:value-type="float" office:value="628.773573014941" calcext:value-type="float">
            <text:p>62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20" calcext:value-type="float">
            <text:p>8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50" office:value-type="float" office:value="96" calcext:value-type="float">
            <text:p>9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470" calcext:value-type="float">
            <text:p>1470</text:p>
          </table:table-cell>
          <table:table-cell table:style-name="ce77" table:formula="of:=[.G235]/[.F235]" office:value-type="float" office:value="54.4444444444444" calcext:value-type="float">
            <text:p>54.44</text:p>
          </table:table-cell>
          <table:table-cell table:style-name="ce30" office:value-type="float" office:value="230" calcext:value-type="float">
            <text:p>230</text:p>
          </table:table-cell>
          <table:table-cell table:style-name="ce102" office:value-type="float" office:value="133" calcext:value-type="float">
            <text:p>133</text:p>
          </table:table-cell>
          <table:table-cell table:style-name="ce105" table:formula="of:=([.G235]/2.5)*0.7457" office:value-type="float" office:value="438.4716" calcext:value-type="float">
            <text:p>438</text:p>
          </table:table-cell>
          <table:table-cell table:style-name="ce117" table:formula="of:=MIN(([.F235]*[.N235])*[.M235]*[.O235];[.K235])" office:value-type="float" office:value="327.421032433853" calcext:value-type="float">
            <text:p>3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0" calcext:value-type="float">
            <text:p>2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60" calcext:value-type="float">
            <text:p>1860</text:p>
          </table:table-cell>
          <table:table-cell table:style-name="ce77" table:formula="of:=[.G236]/[.F236]" office:value-type="float" office:value="60" calcext:value-type="float">
            <text:p>60.00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48" calcext:value-type="float">
            <text:p>148</text:p>
          </table:table-cell>
          <table:table-cell table:style-name="ce105" table:formula="of:=([.G236]/2.5)*0.7457" office:value-type="float" office:value="554.8008" calcext:value-type="float">
            <text:p>555</text:p>
          </table:table-cell>
          <table:table-cell table:style-name="ce117" table:formula="of:=MIN(([.F236]*[.N236])*[.M236]*[.O236];[.K236])" office:value-type="float" office:value="420.690232304961" calcext:value-type="float">
            <text:p>42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0" calcext:value-type="float">
            <text:p>35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50" office:value-type="float" office:value="80" calcext:value-type="float">
            <text:p>8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60" calcext:value-type="float">
            <text:p>960</text:p>
          </table:table-cell>
          <table:table-cell table:style-name="ce77" table:formula="of:=[.G237]/[.F237]" office:value-type="float" office:value="56.4705882352941" calcext:value-type="float">
            <text:p>56.47</text:p>
          </table:table-cell>
          <table:table-cell table:style-name="ce30" office:value-type="float" office:value="170" calcext:value-type="float">
            <text:p>170</text:p>
          </table:table-cell>
          <table:table-cell table:style-name="ce102" office:value-type="float" office:value="106" calcext:value-type="float">
            <text:p>106</text:p>
          </table:table-cell>
          <table:table-cell table:style-name="ce105" table:formula="of:=([.G237]/2.5)*0.7457" office:value-type="float" office:value="286.3488" calcext:value-type="float">
            <text:p>286</text:p>
          </table:table-cell>
          <table:table-cell table:style-name="ce117" table:formula="of:=MIN(([.F237]*[.N237])*[.M237]*[.O237];[.K237])" office:value-type="float" office:value="271.869470152534" calcext:value-type="float">
            <text:p>27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50" office:value-type="float" office:value="90" calcext:value-type="float">
            <text:p>9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680" calcext:value-type="float">
            <text:p>1680</text:p>
          </table:table-cell>
          <table:table-cell table:style-name="ce77" table:formula="of:=[.G238]/[.F238]" office:value-type="float" office:value="57.9310344827586" calcext:value-type="float">
            <text:p>57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52" calcext:value-type="float">
            <text:p>152</text:p>
          </table:table-cell>
          <table:table-cell table:style-name="ce105" table:formula="of:=([.G238]/2.5)*0.7457" office:value-type="float" office:value="501.1104" calcext:value-type="float">
            <text:p>501</text:p>
          </table:table-cell>
          <table:table-cell table:style-name="ce117" table:formula="of:=MIN(([.F238]*[.N238])*[.M238]*[.O238];[.K238])" office:value-type="float" office:value="366.430013247002" calcext:value-type="float">
            <text:p>36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10" calcext:value-type="float">
            <text:p>310</text:p>
          </table:table-cell>
          <table:table-cell table:style-name="ce172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7" calcext:value-type="float">
            <text:p>137</text:p>
          </table:table-cell>
          <table:table-cell table:style-name="ce30" office:value-type="float" office:value="27.07" calcext:value-type="float">
            <text:p>27.07</text:p>
          </table:table-cell>
          <table:table-cell table:style-name="ce30" table:formula="of:=1582.6+154.9" office:value-type="float" office:value="1737.5" calcext:value-type="float">
            <text:p>1737.5</text:p>
          </table:table-cell>
          <table:table-cell table:style-name="ce77" table:formula="of:=[.G239]/[.F239]" office:value-type="float" office:value="64.1854451422239" calcext:value-type="float">
            <text:p>64.19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21" calcext:value-type="float">
            <text:p>121</text:p>
          </table:table-cell>
          <table:table-cell table:style-name="ce105" table:formula="of:=([.G239]/2.5)*0.7457" office:value-type="float" office:value="518.2615" calcext:value-type="float">
            <text:p>518</text:p>
          </table:table-cell>
          <table:table-cell table:style-name="ce117" table:formula="of:=MIN(([.F239]*[.N239])*[.M239]*[.O239];[.K239])" office:value-type="float" office:value="374.854660582465" calcext:value-type="float">
            <text:p>375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95" calcext:value-type="float">
            <text:p>29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365" calcext:value-type="float">
            <text:p>1365</text:p>
          </table:table-cell>
          <table:table-cell table:style-name="ce77" table:formula="of:=[.G240]/[.F240]" office:value-type="float" office:value="50.5555555555556" calcext:value-type="float">
            <text:p>50.56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9" calcext:value-type="float">
            <text:p>109</text:p>
          </table:table-cell>
          <table:table-cell table:style-name="ce105" table:formula="of:=([.G240]/2.5)*0.7457" office:value-type="float" office:value="407.1522" calcext:value-type="float">
            <text:p>407</text:p>
          </table:table-cell>
          <table:table-cell table:style-name="ce117" table:formula="of:=MIN(([.F240]*[.N240])*[.M240]*[.O240];[.K240])" office:value-type="float" office:value="338.86932028119" calcext:value-type="float">
            <text:p>33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20" calcext:value-type="float">
            <text:p>2120</text:p>
          </table:table-cell>
          <table:table-cell table:style-name="ce77" table:formula="of:=[.G241]/[.F241]" office:value-type="float" office:value="55.7894736842105" calcext:value-type="float">
            <text:p>55.79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37" calcext:value-type="float">
            <text:p>137</text:p>
          </table:table-cell>
          <table:table-cell table:style-name="ce105" table:formula="of:=([.G241]/2.5)*0.7457" office:value-type="float" office:value="632.3536" calcext:value-type="float">
            <text:p>632</text:p>
          </table:table-cell>
          <table:table-cell table:style-name="ce117" table:formula="of:=MIN(([.F241]*[.N241])*[.M241]*[.O241];[.K241])" office:value-type="float" office:value="491.128381799954" calcext:value-type="float">
            <text:p>4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45" calcext:value-type="float">
            <text:p>54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8" calcext:value-type="float">
            <text:p>14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15" calcext:value-type="float">
            <text:p>1715</text:p>
          </table:table-cell>
          <table:table-cell table:style-name="ce77" table:formula="of:=[.G242]/[.F242]" office:value-type="float" office:value="59.1379310344828" calcext:value-type="float">
            <text:p>59.14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45" calcext:value-type="float">
            <text:p>145</text:p>
          </table:table-cell>
          <table:table-cell table:style-name="ce105" table:formula="of:=([.G242]/2.5)*0.7457" office:value-type="float" office:value="511.5502" calcext:value-type="float">
            <text:p>512</text:p>
          </table:table-cell>
          <table:table-cell table:style-name="ce117" table:formula="of:=MIN(([.F242]*[.N242])*[.M242]*[.O242];[.K242])" office:value-type="float" office:value="402.115978466962" calcext:value-type="float">
            <text:p>40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1" calcext:value-type="percentage">
            <text:p>7.51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65" calcext:value-type="float">
            <text:p>26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25" calcext:value-type="float">
            <text:p>1025</text:p>
          </table:table-cell>
          <table:table-cell table:style-name="ce77" table:formula="of:=[.G243]/[.F243]" office:value-type="float" office:value="56.9444444444444" calcext:value-type="float">
            <text:p>56.94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77" calcext:value-type="float">
            <text:p>77</text:p>
          </table:table-cell>
          <table:table-cell table:style-name="ce105" table:formula="of:=([.G243]/2.5)*0.7457" office:value-type="float" office:value="305.737" calcext:value-type="float">
            <text:p>306</text:p>
          </table:table-cell>
          <table:table-cell table:style-name="ce117" table:formula="of:=MIN(([.F243]*[.N243])*[.M243]*[.O243];[.K243])" office:value-type="float" office:value="227.439318567105" calcext:value-type="float">
            <text:p>2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20" calcext:value-type="float">
            <text:p>1220</text:p>
          </table:table-cell>
          <table:table-cell table:style-name="ce77" table:formula="of:=[.G244]/[.F244]" office:value-type="float" office:value="53.0434782608696" calcext:value-type="float">
            <text:p>53.04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08" calcext:value-type="float">
            <text:p>108</text:p>
          </table:table-cell>
          <table:table-cell table:style-name="ce105" table:formula="of:=([.G244]/2.5)*0.7457" office:value-type="float" office:value="363.9016" calcext:value-type="float">
            <text:p>364</text:p>
          </table:table-cell>
          <table:table-cell table:style-name="ce117" table:formula="of:=MIN(([.F244]*[.N244])*[.M244]*[.O244];[.K244])" office:value-type="float" office:value="316.37160985497" calcext:value-type="float">
            <text:p>31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45" calcext:value-type="float">
            <text:p>245</text:p>
          </table:table-cell>
          <table:table-cell table:style-name="ce173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8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6" table:formula="of:=[.G245]/[.F245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14" calcext:value-type="float">
            <text:p>114</text:p>
          </table:table-cell>
          <table:table-cell table:style-name="ce104" table:formula="of:=([.G245]/2.5)*0.7457" office:value-type="float" office:value="431.0146" calcext:value-type="float">
            <text:p>431</text:p>
          </table:table-cell>
          <table:table-cell table:style-name="ce112" office:value-type="float" office:value="368" calcext:value-type="float">
            <text:p>368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6" calcext:value-type="float">
            <text:p>26.00</text:p>
          </table:table-cell>
          <table:table-cell table:style-name="ce128" table:formula="of:=([.L245]/[.M245])/([.F245]*[.N245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7" table:formula="of:=[.G246]/[.F246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3" calcext:value-type="float">
            <text:p>143</text:p>
          </table:table-cell>
          <table:table-cell table:style-name="ce105" table:formula="of:=([.G246]/2.5)*0.7457" office:value-type="float" office:value="738.243" calcext:value-type="float">
            <text:p>738</text:p>
          </table:table-cell>
          <table:table-cell table:style-name="ce117" table:formula="of:=MIN(([.F246]*[.N246])*[.M246]*[.O246];[.K246])" office:value-type="float" office:value="600.986046149944" calcext:value-type="float">
            <text:p>60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8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7" table:formula="of:=[.G247]/[.F247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6" calcext:value-type="float">
            <text:p>116</text:p>
          </table:table-cell>
          <table:table-cell table:style-name="ce105" table:formula="of:=([.G247]/2.5)*0.7457" office:value-type="float" office:value="492.162" calcext:value-type="float">
            <text:p>492</text:p>
          </table:table-cell>
          <table:table-cell table:style-name="ce117" table:formula="of:=MIN(([.F247]*[.N247])*[.M247]*[.O247];[.K247])" office:value-type="float" office:value="413.323306577961" calcext:value-type="float">
            <text:p>41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8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7" table:formula="of:=[.G248]/[.F248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1" calcext:value-type="float">
            <text:p>111</text:p>
          </table:table-cell>
          <table:table-cell table:style-name="ce105" table:formula="of:=([.G248]/2.5)*0.7457" office:value-type="float" office:value="407.45048" calcext:value-type="float">
            <text:p>407</text:p>
          </table:table-cell>
          <table:table-cell table:style-name="ce117" table:formula="of:=MIN(([.F248]*[.N248])*[.M248]*[.O248];[.K248])" office:value-type="float" office:value="382.055415052464" calcext:value-type="float">
            <text:p>38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8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7" table:formula="of:=[.G249]/[.F249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08" calcext:value-type="float">
            <text:p>108</text:p>
          </table:table-cell>
          <table:table-cell table:style-name="ce105" table:formula="of:=([.G249]/2.5)*0.7457" office:value-type="float" office:value="359.72568" calcext:value-type="float">
            <text:p>360</text:p>
          </table:table-cell>
          <table:table-cell table:style-name="ce117" table:formula="of:=MIN(([.F249]*[.N249])*[.M249]*[.O249];[.K249])" office:value-type="float" office:value="330.810045740969" calcext:value-type="float">
            <text:p>33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8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7" table:formula="of:=[.G250]/[.F250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250]/2.5)*0.7457" office:value-type="float" office:value="305.737" calcext:value-type="float">
            <text:p>306</text:p>
          </table:table-cell>
          <table:table-cell table:style-name="ce117" table:formula="of:=MIN(([.F250]*[.N250])*[.M250]*[.O250];[.K250])" office:value-type="float" office:value="250.410852562476" calcext:value-type="float">
            <text:p>250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8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6" table:formula="of:=[.G251]/[.F251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74" calcext:value-type="float">
            <text:p>174</text:p>
          </table:table-cell>
          <table:table-cell table:style-name="ce104" table:formula="of:=([.G251]/2.5)*0.7457" office:value-type="float" office:value="742.7172" calcext:value-type="float">
            <text:p>743</text:p>
          </table:table-cell>
          <table:table-cell table:style-name="ce118" office:value-type="float" office:value="697" calcext:value-type="float">
            <text:p>697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51]/[.M251])/([.F251]*[.N251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7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105" table:formula="of:=([.G252]/2.5)*0.7457" office:value-type="float" office:value="601.0342" calcext:value-type="float">
            <text:p>601</text:p>
          </table:table-cell>
          <table:table-cell table:style-name="ce117" table:formula="of:=MIN(([.F252]*[.N252])*[.M252]*[.O252];[.K252])" office:value-type="float" office:value="590.831135999945" calcext:value-type="float">
            <text:p>5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7" table:formula="of:=[.G253]/[.F253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9" calcext:value-type="float">
            <text:p>149</text:p>
          </table:table-cell>
          <table:table-cell table:style-name="ce107" table:formula="of:=([.G253]/2.5)*0.7457" office:value-type="float" office:value="730.786" calcext:value-type="float">
            <text:p>731</text:p>
          </table:table-cell>
          <table:table-cell table:style-name="ce117" table:formula="of:=MIN(([.F253]*[.N253])*[.M253]*[.O253];[.K253])" office:value-type="float" office:value="680.675643688228" calcext:value-type="float">
            <text:p>68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8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4" office:value-type="float" office:value="2120" calcext:value-type="float">
            <text:p>2120</text:p>
          </table:table-cell>
          <table:table-cell table:style-name="ce77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105" table:formula="of:=([.G254]/2.5)*0.7457" office:value-type="float" office:value="632.3536" calcext:value-type="float">
            <text:p>632</text:p>
          </table:table-cell>
          <table:table-cell table:style-name="ce117" table:formula="of:=MIN(([.F254]*[.N254])*[.M254]*[.O254];[.K254])" office:value-type="float" office:value="538.234200997259" calcext:value-type="float">
            <text:p>538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9"/>
          <table:table-cell table:style-name="Default"/>
          <table:table-cell table:style-name="ce20"/>
          <table:table-cell table:style-name="ce108"/>
          <table:table-cell table:style-name="ce20"/>
          <table:table-cell table:style-name="ce79" table:number-columns-repeated="2"/>
          <table:table-cell table:style-name="ce13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21:03:51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07T00:32:24.868000000</dc:date>
    <meta:editing-duration>P28DT23H42M29S</meta:editing-duration>
    <meta:editing-cycles>2006</meta:editing-cycles>
    <meta:generator>LibreOffice/4.4.6.3$Windows_x86 LibreOffice_project/e8938fd3328e95dcf59dd64e7facd2c7d67c704d</meta:generator>
    <meta:document-statistic meta:table-count="5" meta:cell-count="4871" meta:object-count="0"/>
  </office:meta>
</office:document-meta>
</file>